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ints" table:style-name="ta1">
        <table:shapes>
          <draw:frame draw:z-index="0" draw:style-name="gr1" draw:text-style-name="P1" svg:width="350.87mm" svg:height="105.08mm" svg:x="129.18mm" svg:y="27.1mm">
            <draw:object draw:notify-on-update-of-ranges="points.F2:points.F305 points.G2:points.G3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table:number-columns-repeated="6"/>
        </table:table-row>
        <table:table-row table:style-name="ro1">
          <table:table-cell office:value-type="float" office:value="-40409" calcext:value-type="float">
            <text:p>-40409</text:p>
          </table:table-cell>
          <table:table-cell office:value-type="float" office:value="-50575" calcext:value-type="float">
            <text:p>-505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]+[.C2]*[.$J$4]" office:value-type="float" office:value="167" calcext:value-type="float">
            <text:p>167</text:p>
          </table:table-cell>
          <table:table-cell table:formula="of:=[.B2]+[.D2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40416" calcext:value-type="float">
            <text:p>-40416</text:p>
          </table:table-cell>
          <table:table-cell office:value-type="float" office:value="-50576" calcext:value-type="float">
            <text:p>-505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]+[.C3]*[.$J$4]" office:value-type="float" office:value="160" calcext:value-type="float">
            <text:p>160</text:p>
          </table:table-cell>
          <table:table-cell table:formula="of:=[.B3]+[.D3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20124" calcext:value-type="float">
            <text:p>-20124</text:p>
          </table:table-cell>
          <table:table-cell office:value-type="float" office:value="-50573" calcext:value-type="float">
            <text:p>-505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]+[.C4]*[.$J$4]" office:value-type="float" office:value="164" calcext:value-type="float">
            <text:p>164</text:p>
          </table:table-cell>
          <table:table-cell table:formula="of:=[.B4]+[.D4]*[.$J$4]" office:value-type="float" office:value="147" calcext:value-type="float">
            <text:p>147</text:p>
          </table:table-cell>
          <table:table-cell/>
          <table:table-cell office:value-type="string" calcext:value-type="string">
            <text:p>seconds</text:p>
          </table:table-cell>
          <table:table-cell office:value-type="float" office:value="10144" calcext:value-type="float">
            <text:p>10144</text:p>
          </table:table-cell>
          <table:table-cell table:number-columns-repeated="2"/>
          <table:table-cell office:value-type="string" calcext:value-type="string">
            <text:p>Upside down text :/</text:p>
          </table:table-cell>
        </table:table-row>
        <table:table-row table:style-name="ro1">
          <table:table-cell office:value-type="float" office:value="40720" calcext:value-type="float">
            <text:p>40720</text:p>
          </table:table-cell>
          <table:table-cell office:value-type="float" office:value="-9995" calcext:value-type="float">
            <text:p>-999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]+[.C5]*[.$J$4]" office:value-type="float" office:value="144" calcext:value-type="float">
            <text:p>144</text:p>
          </table:table-cell>
          <table:table-cell table:formula="of:=[.B5]+[.D5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50896" calcext:value-type="float">
            <text:p>50896</text:p>
          </table:table-cell>
          <table:table-cell office:value-type="float" office:value="-20148" calcext:value-type="float">
            <text:p>-2014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]+[.C6]*[.$J$4]" office:value-type="float" office:value="176" calcext:value-type="float">
            <text:p>176</text:p>
          </table:table-cell>
          <table:table-cell table:formula="of:=[.B6]+[.D6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40449" calcext:value-type="float">
            <text:p>-40449</text:p>
          </table:table-cell>
          <table:table-cell office:value-type="float" office:value="-50575" calcext:value-type="float">
            <text:p>-505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7]+[.C7]*[.$J$4]" office:value-type="float" office:value="127" calcext:value-type="float">
            <text:p>127</text:p>
          </table:table-cell>
          <table:table-cell table:formula="of:=[.B7]+[.D7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50864" calcext:value-type="float">
            <text:p>50864</text:p>
          </table:table-cell>
          <table:table-cell office:value-type="float" office:value="40716" calcext:value-type="float">
            <text:p>4071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8]+[.C8]*[.$J$4]" office:value-type="float" office:value="144" calcext:value-type="float">
            <text:p>144</text:p>
          </table:table-cell>
          <table:table-cell table:formula="of:=[.B8]+[.D8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40412" calcext:value-type="float">
            <text:p>-40412</text:p>
          </table:table-cell>
          <table:table-cell office:value-type="float" office:value="40722" calcext:value-type="float">
            <text:p>4072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9]+[.C9]*[.$J$4]" office:value-type="float" office:value="164" calcext:value-type="float">
            <text:p>164</text:p>
          </table:table-cell>
          <table:table-cell table:formula="of:=[.B9]+[.D9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30609" calcext:value-type="float">
            <text:p>30609</text:p>
          </table:table-cell>
          <table:table-cell office:value-type="float" office:value="40720" calcext:value-type="float">
            <text:p>4072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0]+[.C10]*[.$J$4]" office:value-type="float" office:value="177" calcext:value-type="float">
            <text:p>177</text:p>
          </table:table-cell>
          <table:table-cell table:formula="of:=[.B10]+[.D10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20153" calcext:value-type="float">
            <text:p>-20153</text:p>
          </table:table-cell>
          <table:table-cell office:value-type="float" office:value="-40428" calcext:value-type="float">
            <text:p>-404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+[.C11]*[.$J$4]" office:value-type="float" office:value="135" calcext:value-type="float">
            <text:p>135</text:p>
          </table:table-cell>
          <table:table-cell table:formula="of:=[.B11]+[.D11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50551" calcext:value-type="float">
            <text:p>-50551</text:p>
          </table:table-cell>
          <table:table-cell office:value-type="float" office:value="30572" calcext:value-type="float">
            <text:p>3057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2]+[.C12]*[.$J$4]" office:value-type="float" office:value="169" calcext:value-type="float">
            <text:p>169</text:p>
          </table:table-cell>
          <table:table-cell table:formula="of:=[.B12]+[.D12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20464" calcext:value-type="float">
            <text:p>20464</text:p>
          </table:table-cell>
          <table:table-cell office:value-type="float" office:value="-50580" calcext:value-type="float">
            <text:p>-5058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3]+[.C13]*[.$J$4]" office:value-type="float" office:value="176" calcext:value-type="float">
            <text:p>176</text:p>
          </table:table-cell>
          <table:table-cell table:formula="of:=[.B13]+[.D13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float" office:value="-30286" calcext:value-type="float">
            <text:p>-3028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4]+[.C14]*[.$J$4]" office:value-type="float" office:value="159" calcext:value-type="float">
            <text:p>159</text:p>
          </table:table-cell>
          <table:table-cell table:formula="of:=[.B14]+[.D14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50895" calcext:value-type="float">
            <text:p>50895</text:p>
          </table:table-cell>
          <table:table-cell office:value-type="float" office:value="-40432" calcext:value-type="float">
            <text:p>-40432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5]+[.C15]*[.$J$4]" office:value-type="float" office:value="175" calcext:value-type="float">
            <text:p>175</text:p>
          </table:table-cell>
          <table:table-cell table:formula="of:=[.B15]+[.D15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10009" calcext:value-type="float">
            <text:p>-10009</text:p>
          </table:table-cell>
          <table:table-cell office:value-type="float" office:value="-40436" calcext:value-type="float">
            <text:p>-404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+[.C16]*[.$J$4]" office:value-type="float" office:value="135" calcext:value-type="float">
            <text:p>135</text:p>
          </table:table-cell>
          <table:table-cell table:formula="of:=[.B16]+[.D16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40747" calcext:value-type="float">
            <text:p>40747</text:p>
          </table:table-cell>
          <table:table-cell office:value-type="float" office:value="10293" calcext:value-type="float">
            <text:p>1029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7]+[.C17]*[.$J$4]" office:value-type="float" office:value="171" calcext:value-type="float">
            <text:p>171</text:p>
          </table:table-cell>
          <table:table-cell table:formula="of:=[.B17]+[.D17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545" calcext:value-type="float">
            <text:p>-50545</text:p>
          </table:table-cell>
          <table:table-cell office:value-type="float" office:value="50861" calcext:value-type="float">
            <text:p>5086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8]+[.C18]*[.$J$4]" office:value-type="float" office:value="175" calcext:value-type="float">
            <text:p>175</text:p>
          </table:table-cell>
          <table:table-cell table:formula="of:=[.B18]+[.D18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float" office:value="40719" calcext:value-type="float">
            <text:p>4071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9]+[.C19]*[.$J$4]" office:value-type="float" office:value="127" calcext:value-type="float">
            <text:p>127</text:p>
          </table:table-cell>
          <table:table-cell table:formula="of:=[.B19]+[.D19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50895" calcext:value-type="float">
            <text:p>50895</text:p>
          </table:table-cell>
          <table:table-cell office:value-type="float" office:value="-50575" calcext:value-type="float">
            <text:p>-5057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0]+[.C20]*[.$J$4]" office:value-type="float" office:value="175" calcext:value-type="float">
            <text:p>175</text:p>
          </table:table-cell>
          <table:table-cell table:formula="of:=[.B20]+[.D20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50895" calcext:value-type="float">
            <text:p>50895</text:p>
          </table:table-cell>
          <table:table-cell office:value-type="float" office:value="10293" calcext:value-type="float">
            <text:p>10293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1]+[.C21]*[.$J$4]" office:value-type="float" office:value="175" calcext:value-type="float">
            <text:p>175</text:p>
          </table:table-cell>
          <table:table-cell table:formula="of:=[.B21]+[.D21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10016" calcext:value-type="float">
            <text:p>-10016</text:p>
          </table:table-cell>
          <table:table-cell office:value-type="float" office:value="10284" calcext:value-type="float">
            <text:p>1028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2]+[.C22]*[.$J$4]" office:value-type="float" office:value="128" calcext:value-type="float">
            <text:p>128</text:p>
          </table:table-cell>
          <table:table-cell table:formula="of:=[.B22]+[.D22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30567" calcext:value-type="float">
            <text:p>30567</text:p>
          </table:table-cell>
          <table:table-cell office:value-type="float" office:value="-9997" calcext:value-type="float">
            <text:p>-999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3]+[.C23]*[.$J$4]" office:value-type="float" office:value="135" calcext:value-type="float">
            <text:p>135</text:p>
          </table:table-cell>
          <table:table-cell table:formula="of:=[.B23]+[.D23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30554" calcext:value-type="float">
            <text:p>30554</text:p>
          </table:table-cell>
          <table:table-cell office:value-type="float" office:value="-40436" calcext:value-type="float">
            <text:p>-40436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4]+[.C24]*[.$J$4]" office:value-type="float" office:value="122" calcext:value-type="float">
            <text:p>122</text:p>
          </table:table-cell>
          <table:table-cell table:formula="of:=[.B24]+[.D24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20432" calcext:value-type="float">
            <text:p>20432</text:p>
          </table:table-cell>
          <table:table-cell office:value-type="float" office:value="20428" calcext:value-type="float">
            <text:p>20428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formula="of:=[.A25]+[.C25]*[.$J$4]" office:value-type="float" office:value="144" calcext:value-type="float">
            <text:p>144</text:p>
          </table:table-cell>
          <table:table-cell table:formula="of:=[.B25]+[.D25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40401" calcext:value-type="float">
            <text:p>-40401</text:p>
          </table:table-cell>
          <table:table-cell office:value-type="float" office:value="-50573" calcext:value-type="float">
            <text:p>-5057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6]+[.C26]*[.$J$4]" office:value-type="float" office:value="175" calcext:value-type="float">
            <text:p>175</text:p>
          </table:table-cell>
          <table:table-cell table:formula="of:=[.B26]+[.D26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50880" calcext:value-type="float">
            <text:p>50880</text:p>
          </table:table-cell>
          <table:table-cell office:value-type="float" office:value="-20144" calcext:value-type="float">
            <text:p>-20144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7]+[.C27]*[.$J$4]" office:value-type="float" office:value="160" calcext:value-type="float">
            <text:p>160</text:p>
          </table:table-cell>
          <table:table-cell table:formula="of:=[.B27]+[.D27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float" office:value="-20148" calcext:value-type="float">
            <text:p>-2014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8]+[.C28]*[.$J$4]" office:value-type="float" office:value="131" calcext:value-type="float">
            <text:p>131</text:p>
          </table:table-cell>
          <table:table-cell table:formula="of:=[.B28]+[.D28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30297" calcext:value-type="float">
            <text:p>-30297</text:p>
          </table:table-cell>
          <table:table-cell office:value-type="float" office:value="-50578" calcext:value-type="float">
            <text:p>-505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9]+[.C29]*[.$J$4]" office:value-type="float" office:value="135" calcext:value-type="float">
            <text:p>135</text:p>
          </table:table-cell>
          <table:table-cell table:formula="of:=[.B29]+[.D29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-20147" calcext:value-type="float">
            <text:p>-2014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0]+[.C30]*[.$J$4]" office:value-type="float" office:value="127" calcext:value-type="float">
            <text:p>127</text:p>
          </table:table-cell>
          <table:table-cell table:formula="of:=[.B30]+[.D30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50879" calcext:value-type="float">
            <text:p>50879</text:p>
          </table:table-cell>
          <table:table-cell office:value-type="float" office:value="-50577" calcext:value-type="float">
            <text:p>-5057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1]+[.C31]*[.$J$4]" office:value-type="float" office:value="159" calcext:value-type="float">
            <text:p>159</text:p>
          </table:table-cell>
          <table:table-cell table:formula="of:=[.B31]+[.D31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float" office:value="50869" calcext:value-type="float">
            <text:p>50869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2]+[.C32]*[.$J$4]" office:value-type="float" office:value="177" calcext:value-type="float">
            <text:p>177</text:p>
          </table:table-cell>
          <table:table-cell table:formula="of:=[.B32]+[.D32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40706" calcext:value-type="float">
            <text:p>40706</text:p>
          </table:table-cell>
          <table:table-cell office:value-type="float" office:value="-9999" calcext:value-type="float">
            <text:p>-999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+[.C33]*[.$J$4]" office:value-type="float" office:value="130" calcext:value-type="float">
            <text:p>130</text:p>
          </table:table-cell>
          <table:table-cell table:formula="of:=[.B33]+[.D33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0276" calcext:value-type="float">
            <text:p>10276</text:p>
          </table:table-cell>
          <table:table-cell office:value-type="float" office:value="-50579" calcext:value-type="float">
            <text:p>-505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4]+[.C34]*[.$J$4]" office:value-type="float" office:value="132" calcext:value-type="float">
            <text:p>132</text:p>
          </table:table-cell>
          <table:table-cell table:formula="of:=[.B34]+[.D34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0298" calcext:value-type="float">
            <text:p>10298</text:p>
          </table:table-cell>
          <table:table-cell office:value-type="float" office:value="10293" calcext:value-type="float">
            <text:p>10293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formula="of:=[.A35]+[.C35]*[.$J$4]" office:value-type="float" office:value="154" calcext:value-type="float">
            <text:p>154</text:p>
          </table:table-cell>
          <table:table-cell table:formula="of:=[.B35]+[.D35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30561" calcext:value-type="float">
            <text:p>30561</text:p>
          </table:table-cell>
          <table:table-cell office:value-type="float" office:value="20437" calcext:value-type="float">
            <text:p>2043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36]+[.C36]*[.$J$4]" office:value-type="float" office:value="129" calcext:value-type="float">
            <text:p>129</text:p>
          </table:table-cell>
          <table:table-cell table:formula="of:=[.B36]+[.D3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10025" calcext:value-type="float">
            <text:p>-10025</text:p>
          </table:table-cell>
          <table:table-cell office:value-type="float" office:value="-50576" calcext:value-type="float">
            <text:p>-505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7]+[.C37]*[.$J$4]" office:value-type="float" office:value="119" calcext:value-type="float">
            <text:p>119</text:p>
          </table:table-cell>
          <table:table-cell table:formula="of:=[.B37]+[.D37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40751" calcext:value-type="float">
            <text:p>40751</text:p>
          </table:table-cell>
          <table:table-cell office:value-type="float" office:value="-40427" calcext:value-type="float">
            <text:p>-40427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8]+[.C38]*[.$J$4]" office:value-type="float" office:value="175" calcext:value-type="float">
            <text:p>175</text:p>
          </table:table-cell>
          <table:table-cell table:formula="of:=[.B38]+[.D38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float" office:value="-9999" calcext:value-type="float">
            <text:p>-99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+[.C39]*[.$J$4]" office:value-type="float" office:value="131" calcext:value-type="float">
            <text:p>131</text:p>
          </table:table-cell>
          <table:table-cell table:formula="of:=[.B39]+[.D39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9965" calcext:value-type="float">
            <text:p>-9965</text:p>
          </table:table-cell>
          <table:table-cell office:value-type="float" office:value="-10004" calcext:value-type="float">
            <text:p>-1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40]+[.C40]*[.$J$4]" office:value-type="float" office:value="179" calcext:value-type="float">
            <text:p>179</text:p>
          </table:table-cell>
          <table:table-cell table:formula="of:=[.B40]+[.D40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40716" calcext:value-type="float">
            <text:p>40716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41]+[.C41]*[.$J$4]" office:value-type="float" office:value="164" calcext:value-type="float">
            <text:p>164</text:p>
          </table:table-cell>
          <table:table-cell table:formula="of:=[.B41]+[.D41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30551" calcext:value-type="float">
            <text:p>30551</text:p>
          </table:table-cell>
          <table:table-cell office:value-type="float" office:value="20431" calcext:value-type="float">
            <text:p>2043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42]+[.C42]*[.$J$4]" office:value-type="float" office:value="119" calcext:value-type="float">
            <text:p>119</text:p>
          </table:table-cell>
          <table:table-cell table:formula="of:=[.B42]+[.D42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30587" calcext:value-type="float">
            <text:p>30587</text:p>
          </table:table-cell>
          <table:table-cell office:value-type="float" office:value="40725" calcext:value-type="float">
            <text:p>4072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43]+[.C43]*[.$J$4]" office:value-type="float" office:value="155" calcext:value-type="float">
            <text:p>155</text:p>
          </table:table-cell>
          <table:table-cell table:formula="of:=[.B43]+[.D43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577" calcext:value-type="float">
            <text:p>-50577</text:p>
          </table:table-cell>
          <table:table-cell office:value-type="float" office:value="-30292" calcext:value-type="float">
            <text:p>-302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4]+[.C44]*[.$J$4]" office:value-type="float" office:value="143" calcext:value-type="float">
            <text:p>143</text:p>
          </table:table-cell>
          <table:table-cell table:formula="of:=[.B44]+[.D44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50556" calcext:value-type="float">
            <text:p>-50556</text:p>
          </table:table-cell>
          <table:table-cell office:value-type="float" office:value="40717" calcext:value-type="float">
            <text:p>4071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45]+[.C45]*[.$J$4]" office:value-type="float" office:value="164" calcext:value-type="float">
            <text:p>164</text:p>
          </table:table-cell>
          <table:table-cell table:formula="of:=[.B45]+[.D45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50871" calcext:value-type="float">
            <text:p>50871</text:p>
          </table:table-cell>
          <table:table-cell office:value-type="float" office:value="50862" calcext:value-type="float">
            <text:p>50862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table:formula="of:=[.A46]+[.C46]*[.$J$4]" office:value-type="float" office:value="151" calcext:value-type="float">
            <text:p>151</text:p>
          </table:table-cell>
          <table:table-cell table:formula="of:=[.B46]+[.D46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30578" calcext:value-type="float">
            <text:p>30578</text:p>
          </table:table-cell>
          <table:table-cell office:value-type="float" office:value="30576" calcext:value-type="float">
            <text:p>30576</text:p>
          </table:table-cell>
          <table:table-cell table:number-columns-repeated="2" office:value-type="float" office:value="-3" calcext:value-type="float">
            <text:p>-3</text:p>
          </table:table-cell>
          <table:table-cell/>
          <table:table-cell table:formula="of:=[.A47]+[.C47]*[.$J$4]" office:value-type="float" office:value="146" calcext:value-type="float">
            <text:p>146</text:p>
          </table:table-cell>
          <table:table-cell table:formula="of:=[.B47]+[.D47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40444" calcext:value-type="float">
            <text:p>-40444</text:p>
          </table:table-cell>
          <table:table-cell office:value-type="float" office:value="-30287" calcext:value-type="float">
            <text:p>-302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8]+[.C48]*[.$J$4]" office:value-type="float" office:value="132" calcext:value-type="float">
            <text:p>132</text:p>
          </table:table-cell>
          <table:table-cell table:formula="of:=[.B48]+[.D48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30273" calcext:value-type="float">
            <text:p>-30273</text:p>
          </table:table-cell>
          <table:table-cell office:value-type="float" office:value="-30290" calcext:value-type="float">
            <text:p>-3029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A49]+[.C49]*[.$J$4]" office:value-type="float" office:value="159" calcext:value-type="float">
            <text:p>159</text:p>
          </table:table-cell>
          <table:table-cell table:formula="of:=[.B49]+[.D49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40699" calcext:value-type="float">
            <text:p>40699</text:p>
          </table:table-cell>
          <table:table-cell office:value-type="float" office:value="-30287" calcext:value-type="float">
            <text:p>-3028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0]+[.C50]*[.$J$4]" office:value-type="float" office:value="123" calcext:value-type="float">
            <text:p>123</text:p>
          </table:table-cell>
          <table:table-cell table:formula="of:=[.B50]+[.D50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30602" calcext:value-type="float">
            <text:p>30602</text:p>
          </table:table-cell>
          <table:table-cell office:value-type="float" office:value="50860" calcext:value-type="float">
            <text:p>5086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51]+[.C51]*[.$J$4]" office:value-type="float" office:value="170" calcext:value-type="float">
            <text:p>170</text:p>
          </table:table-cell>
          <table:table-cell table:formula="of:=[.B51]+[.D51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9969" calcext:value-type="float">
            <text:p>-9969</text:p>
          </table:table-cell>
          <table:table-cell office:value-type="float" office:value="-20144" calcext:value-type="float">
            <text:p>-20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2]+[.C52]*[.$J$4]" office:value-type="float" office:value="175" calcext:value-type="float">
            <text:p>175</text:p>
          </table:table-cell>
          <table:table-cell table:formula="of:=[.B52]+[.D52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30256" calcext:value-type="float">
            <text:p>-30256</text:p>
          </table:table-cell>
          <table:table-cell office:value-type="float" office:value="-10004" calcext:value-type="float">
            <text:p>-100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+[.C53]*[.$J$4]" office:value-type="float" office:value="176" calcext:value-type="float">
            <text:p>176</text:p>
          </table:table-cell>
          <table:table-cell table:formula="of:=[.B53]+[.D53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30297" calcext:value-type="float">
            <text:p>-30297</text:p>
          </table:table-cell>
          <table:table-cell office:value-type="float" office:value="-40436" calcext:value-type="float">
            <text:p>-404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4]+[.C54]*[.$J$4]" office:value-type="float" office:value="135" calcext:value-type="float">
            <text:p>135</text:p>
          </table:table-cell>
          <table:table-cell table:formula="of:=[.B54]+[.D54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float" office:value="50861" calcext:value-type="float">
            <text:p>50861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55]+[.C55]*[.$J$4]" office:value-type="float" office:value="172" calcext:value-type="float">
            <text:p>172</text:p>
          </table:table-cell>
          <table:table-cell table:formula="of:=[.B55]+[.D55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30588" calcext:value-type="float">
            <text:p>30588</text:p>
          </table:table-cell>
          <table:table-cell office:value-type="float" office:value="-30283" calcext:value-type="float">
            <text:p>-30283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6]+[.C56]*[.$J$4]" office:value-type="float" office:value="156" calcext:value-type="float">
            <text:p>156</text:p>
          </table:table-cell>
          <table:table-cell table:formula="of:=[.B56]+[.D5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30265" calcext:value-type="float">
            <text:p>-30265</text:p>
          </table:table-cell>
          <table:table-cell office:value-type="float" office:value="-50579" calcext:value-type="float">
            <text:p>-505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7]+[.C57]*[.$J$4]" office:value-type="float" office:value="167" calcext:value-type="float">
            <text:p>167</text:p>
          </table:table-cell>
          <table:table-cell table:formula="of:=[.B57]+[.D57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0291" calcext:value-type="float">
            <text:p>10291</text:p>
          </table:table-cell>
          <table:table-cell office:value-type="float" office:value="30575" calcext:value-type="float">
            <text:p>3057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58]+[.C58]*[.$J$4]" office:value-type="float" office:value="147" calcext:value-type="float">
            <text:p>147</text:p>
          </table:table-cell>
          <table:table-cell table:formula="of:=[.B58]+[.D58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20412" calcext:value-type="float">
            <text:p>20412</text:p>
          </table:table-cell>
          <table:table-cell office:value-type="float" office:value="-20143" calcext:value-type="float">
            <text:p>-2014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9]+[.C59]*[.$J$4]" office:value-type="float" office:value="124" calcext:value-type="float">
            <text:p>124</text:p>
          </table:table-cell>
          <table:table-cell table:formula="of:=[.B59]+[.D59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30301" calcext:value-type="float">
            <text:p>-30301</text:p>
          </table:table-cell>
          <table:table-cell office:value-type="float" office:value="-40436" calcext:value-type="float">
            <text:p>-404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+[.C60]*[.$J$4]" office:value-type="float" office:value="131" calcext:value-type="float">
            <text:p>131</text:p>
          </table:table-cell>
          <table:table-cell table:formula="of:=[.B60]+[.D60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20458" calcext:value-type="float">
            <text:p>20458</text:p>
          </table:table-cell>
          <table:table-cell office:value-type="float" office:value="-50571" calcext:value-type="float">
            <text:p>-5057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1]+[.C61]*[.$J$4]" office:value-type="float" office:value="170" calcext:value-type="float">
            <text:p>170</text:p>
          </table:table-cell>
          <table:table-cell table:formula="of:=[.B61]+[.D61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9966" calcext:value-type="float">
            <text:p>-9966</text:p>
          </table:table-cell>
          <table:table-cell office:value-type="float" office:value="50869" calcext:value-type="float">
            <text:p>50869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62]+[.C62]*[.$J$4]" office:value-type="float" office:value="178" calcext:value-type="float">
            <text:p>178</text:p>
          </table:table-cell>
          <table:table-cell table:formula="of:=[.B62]+[.D62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30280" calcext:value-type="float">
            <text:p>-30280</text:p>
          </table:table-cell>
          <table:table-cell office:value-type="float" office:value="-30283" calcext:value-type="float">
            <text:p>-3028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A63]+[.C63]*[.$J$4]" office:value-type="float" office:value="152" calcext:value-type="float">
            <text:p>152</text:p>
          </table:table-cell>
          <table:table-cell table:formula="of:=[.B63]+[.D63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20169" calcext:value-type="float">
            <text:p>-20169</text:p>
          </table:table-cell>
          <table:table-cell office:value-type="float" office:value="-20145" calcext:value-type="float">
            <text:p>-2014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A64]+[.C64]*[.$J$4]" office:value-type="float" office:value="119" calcext:value-type="float">
            <text:p>119</text:p>
          </table:table-cell>
          <table:table-cell table:formula="of:=[.B64]+[.D64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50895" calcext:value-type="float">
            <text:p>50895</text:p>
          </table:table-cell>
          <table:table-cell office:value-type="float" office:value="50860" calcext:value-type="float">
            <text:p>5086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table:formula="of:=[.A65]+[.C65]*[.$J$4]" office:value-type="float" office:value="175" calcext:value-type="float">
            <text:p>175</text:p>
          </table:table-cell>
          <table:table-cell table:formula="of:=[.B65]+[.D65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30268" calcext:value-type="float">
            <text:p>-30268</text:p>
          </table:table-cell>
          <table:table-cell office:value-type="float" office:value="-30287" calcext:value-type="float">
            <text:p>-3028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A66]+[.C66]*[.$J$4]" office:value-type="float" office:value="164" calcext:value-type="float">
            <text:p>164</text:p>
          </table:table-cell>
          <table:table-cell table:formula="of:=[.B66]+[.D66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40754" calcext:value-type="float">
            <text:p>40754</text:p>
          </table:table-cell>
          <table:table-cell office:value-type="float" office:value="10284" calcext:value-type="float">
            <text:p>1028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67]+[.C67]*[.$J$4]" office:value-type="float" office:value="178" calcext:value-type="float">
            <text:p>178</text:p>
          </table:table-cell>
          <table:table-cell table:formula="of:=[.B67]+[.D67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float" office:value="-30287" calcext:value-type="float">
            <text:p>-3028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8]+[.C68]*[.$J$4]" office:value-type="float" office:value="127" calcext:value-type="float">
            <text:p>127</text:p>
          </table:table-cell>
          <table:table-cell table:formula="of:=[.B68]+[.D68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float" office:value="20436" calcext:value-type="float">
            <text:p>204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69]+[.C69]*[.$J$4]" office:value-type="float" office:value="124" calcext:value-type="float">
            <text:p>124</text:p>
          </table:table-cell>
          <table:table-cell table:formula="of:=[.B69]+[.D69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50597" calcext:value-type="float">
            <text:p>-50597</text:p>
          </table:table-cell>
          <table:table-cell office:value-type="float" office:value="10292" calcext:value-type="float">
            <text:p>1029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70]+[.C70]*[.$J$4]" office:value-type="float" office:value="123" calcext:value-type="float">
            <text:p>123</text:p>
          </table:table-cell>
          <table:table-cell table:formula="of:=[.B70]+[.D70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float" office:value="10289" calcext:value-type="float">
            <text:p>1028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71]+[.C71]*[.$J$4]" office:value-type="float" office:value="119" calcext:value-type="float">
            <text:p>119</text:p>
          </table:table-cell>
          <table:table-cell table:formula="of:=[.B71]+[.D71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50542" calcext:value-type="float">
            <text:p>-50542</text:p>
          </table:table-cell>
          <table:table-cell office:value-type="float" office:value="-40427" calcext:value-type="float">
            <text:p>-404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2]+[.C72]*[.$J$4]" office:value-type="float" office:value="178" calcext:value-type="float">
            <text:p>178</text:p>
          </table:table-cell>
          <table:table-cell table:formula="of:=[.B72]+[.D72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598" calcext:value-type="float">
            <text:p>-50598</text:p>
          </table:table-cell>
          <table:table-cell office:value-type="float" office:value="-9995" calcext:value-type="float">
            <text:p>-99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3]+[.C73]*[.$J$4]" office:value-type="float" office:value="122" calcext:value-type="float">
            <text:p>122</text:p>
          </table:table-cell>
          <table:table-cell table:formula="of:=[.B73]+[.D73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50888" calcext:value-type="float">
            <text:p>50888</text:p>
          </table:table-cell>
          <table:table-cell office:value-type="float" office:value="20437" calcext:value-type="float">
            <text:p>20437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74]+[.C74]*[.$J$4]" office:value-type="float" office:value="168" calcext:value-type="float">
            <text:p>168</text:p>
          </table:table-cell>
          <table:table-cell table:formula="of:=[.B74]+[.D74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20121" calcext:value-type="float">
            <text:p>-20121</text:p>
          </table:table-cell>
          <table:table-cell office:value-type="float" office:value="-9996" calcext:value-type="float">
            <text:p>-9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5]+[.C75]*[.$J$4]" office:value-type="float" office:value="167" calcext:value-type="float">
            <text:p>167</text:p>
          </table:table-cell>
          <table:table-cell table:formula="of:=[.B75]+[.D75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30253" calcext:value-type="float">
            <text:p>-30253</text:p>
          </table:table-cell>
          <table:table-cell office:value-type="float" office:value="-30283" calcext:value-type="float">
            <text:p>-3028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A76]+[.C76]*[.$J$4]" office:value-type="float" office:value="179" calcext:value-type="float">
            <text:p>179</text:p>
          </table:table-cell>
          <table:table-cell table:formula="of:=[.B76]+[.D7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585" calcext:value-type="float">
            <text:p>-50585</text:p>
          </table:table-cell>
          <table:table-cell office:value-type="float" office:value="10284" calcext:value-type="float">
            <text:p>1028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77]+[.C77]*[.$J$4]" office:value-type="float" office:value="135" calcext:value-type="float">
            <text:p>135</text:p>
          </table:table-cell>
          <table:table-cell table:formula="of:=[.B77]+[.D77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40457" calcext:value-type="float">
            <text:p>-40457</text:p>
          </table:table-cell>
          <table:table-cell office:value-type="float" office:value="10285" calcext:value-type="float">
            <text:p>1028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78]+[.C78]*[.$J$4]" office:value-type="float" office:value="119" calcext:value-type="float">
            <text:p>119</text:p>
          </table:table-cell>
          <table:table-cell table:formula="of:=[.B78]+[.D78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-40452" calcext:value-type="float">
            <text:p>-40452</text:p>
          </table:table-cell>
          <table:table-cell office:value-type="float" office:value="20435" calcext:value-type="float">
            <text:p>204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79]+[.C79]*[.$J$4]" office:value-type="float" office:value="124" calcext:value-type="float">
            <text:p>124</text:p>
          </table:table-cell>
          <table:table-cell table:formula="of:=[.B79]+[.D79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20161" calcext:value-type="float">
            <text:p>-20161</text:p>
          </table:table-cell>
          <table:table-cell office:value-type="float" office:value="-9998" calcext:value-type="float">
            <text:p>-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0]+[.C80]*[.$J$4]" office:value-type="float" office:value="127" calcext:value-type="float">
            <text:p>127</text:p>
          </table:table-cell>
          <table:table-cell table:formula="of:=[.B80]+[.D80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float" office:value="20429" calcext:value-type="float">
            <text:p>20429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formula="of:=[.A81]+[.C81]*[.$J$4]" office:value-type="float" office:value="164" calcext:value-type="float">
            <text:p>164</text:p>
          </table:table-cell>
          <table:table-cell table:formula="of:=[.B81]+[.D81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-50593" calcext:value-type="float">
            <text:p>-50593</text:p>
          </table:table-cell>
          <table:table-cell office:value-type="float" office:value="-50579" calcext:value-type="float">
            <text:p>-5057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82]+[.C82]*[.$J$4]" office:value-type="float" office:value="127" calcext:value-type="float">
            <text:p>127</text:p>
          </table:table-cell>
          <table:table-cell table:formula="of:=[.B82]+[.D82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40751" calcext:value-type="float">
            <text:p>40751</text:p>
          </table:table-cell>
          <table:table-cell office:value-type="float" office:value="30580" calcext:value-type="float">
            <text:p>3058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83]+[.C83]*[.$J$4]" office:value-type="float" office:value="175" calcext:value-type="float">
            <text:p>175</text:p>
          </table:table-cell>
          <table:table-cell table:formula="of:=[.B83]+[.D83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40719" calcext:value-type="float">
            <text:p>40719</text:p>
          </table:table-cell>
          <table:table-cell office:value-type="float" office:value="50867" calcext:value-type="float">
            <text:p>5086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84]+[.C84]*[.$J$4]" office:value-type="float" office:value="143" calcext:value-type="float">
            <text:p>143</text:p>
          </table:table-cell>
          <table:table-cell table:formula="of:=[.B84]+[.D84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20121" calcext:value-type="float">
            <text:p>-20121</text:p>
          </table:table-cell>
          <table:table-cell office:value-type="float" office:value="-50578" calcext:value-type="float">
            <text:p>-505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85]+[.C85]*[.$J$4]" office:value-type="float" office:value="167" calcext:value-type="float">
            <text:p>167</text:p>
          </table:table-cell>
          <table:table-cell table:formula="of:=[.B85]+[.D85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float" office:value="10284" calcext:value-type="float">
            <text:p>10284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formula="of:=[.A86]+[.C86]*[.$J$4]" office:value-type="float" office:value="177" calcext:value-type="float">
            <text:p>177</text:p>
          </table:table-cell>
          <table:table-cell table:formula="of:=[.B86]+[.D86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50541" calcext:value-type="float">
            <text:p>-50541</text:p>
          </table:table-cell>
          <table:table-cell office:value-type="float" office:value="-30288" calcext:value-type="float">
            <text:p>-302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87]+[.C87]*[.$J$4]" office:value-type="float" office:value="179" calcext:value-type="float">
            <text:p>179</text:p>
          </table:table-cell>
          <table:table-cell table:formula="of:=[.B87]+[.D87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50847" calcext:value-type="float">
            <text:p>50847</text:p>
          </table:table-cell>
          <table:table-cell office:value-type="float" office:value="-9996" calcext:value-type="float">
            <text:p>-999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8]+[.C88]*[.$J$4]" office:value-type="float" office:value="127" calcext:value-type="float">
            <text:p>127</text:p>
          </table:table-cell>
          <table:table-cell table:formula="of:=[.B88]+[.D88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30555" calcext:value-type="float">
            <text:p>30555</text:p>
          </table:table-cell>
          <table:table-cell office:value-type="float" office:value="-40431" calcext:value-type="float">
            <text:p>-4043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89]+[.C89]*[.$J$4]" office:value-type="float" office:value="123" calcext:value-type="float">
            <text:p>123</text:p>
          </table:table-cell>
          <table:table-cell table:formula="of:=[.B89]+[.D89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float" office:value="20436" calcext:value-type="float">
            <text:p>204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90]+[.C90]*[.$J$4]" office:value-type="float" office:value="124" calcext:value-type="float">
            <text:p>124</text:p>
          </table:table-cell>
          <table:table-cell table:formula="of:=[.B90]+[.D90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40711" calcext:value-type="float">
            <text:p>40711</text:p>
          </table:table-cell>
          <table:table-cell office:value-type="float" office:value="-20143" calcext:value-type="float">
            <text:p>-20143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91]+[.C91]*[.$J$4]" office:value-type="float" office:value="135" calcext:value-type="float">
            <text:p>135</text:p>
          </table:table-cell>
          <table:table-cell table:formula="of:=[.B91]+[.D91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float" office:value="-50574" calcext:value-type="float">
            <text:p>-5057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92]+[.C92]*[.$J$4]" office:value-type="float" office:value="151" calcext:value-type="float">
            <text:p>151</text:p>
          </table:table-cell>
          <table:table-cell table:formula="of:=[.B92]+[.D92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20464" calcext:value-type="float">
            <text:p>20464</text:p>
          </table:table-cell>
          <table:table-cell office:value-type="float" office:value="50869" calcext:value-type="float">
            <text:p>50869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93]+[.C93]*[.$J$4]" office:value-type="float" office:value="176" calcext:value-type="float">
            <text:p>176</text:p>
          </table:table-cell>
          <table:table-cell table:formula="of:=[.B93]+[.D93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40429" calcext:value-type="float">
            <text:p>-40429</text:p>
          </table:table-cell>
          <table:table-cell office:value-type="float" office:value="50860" calcext:value-type="float">
            <text:p>5086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94]+[.C94]*[.$J$4]" office:value-type="float" office:value="147" calcext:value-type="float">
            <text:p>147</text:p>
          </table:table-cell>
          <table:table-cell table:formula="of:=[.B94]+[.D94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-20141" calcext:value-type="float">
            <text:p>-2014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95]+[.C95]*[.$J$4]" office:value-type="float" office:value="127" calcext:value-type="float">
            <text:p>127</text:p>
          </table:table-cell>
          <table:table-cell table:formula="of:=[.B95]+[.D95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40457" calcext:value-type="float">
            <text:p>-40457</text:p>
          </table:table-cell>
          <table:table-cell office:value-type="float" office:value="-9998" calcext:value-type="float">
            <text:p>-99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6]+[.C96]*[.$J$4]" office:value-type="float" office:value="119" calcext:value-type="float">
            <text:p>119</text:p>
          </table:table-cell>
          <table:table-cell table:formula="of:=[.B96]+[.D96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20433" calcext:value-type="float">
            <text:p>20433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formula="of:=[.A97]+[.C97]*[.$J$4]" office:value-type="float" office:value="132" calcext:value-type="float">
            <text:p>132</text:p>
          </table:table-cell>
          <table:table-cell table:formula="of:=[.B97]+[.D97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30254" calcext:value-type="float">
            <text:p>-30254</text:p>
          </table:table-cell>
          <table:table-cell office:value-type="float" office:value="50864" calcext:value-type="float">
            <text:p>5086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98]+[.C98]*[.$J$4]" office:value-type="float" office:value="178" calcext:value-type="float">
            <text:p>178</text:p>
          </table:table-cell>
          <table:table-cell table:formula="of:=[.B98]+[.D98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30583" calcext:value-type="float">
            <text:p>30583</text:p>
          </table:table-cell>
          <table:table-cell office:value-type="float" office:value="-50571" calcext:value-type="float">
            <text:p>-5057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99]+[.C99]*[.$J$4]" office:value-type="float" office:value="151" calcext:value-type="float">
            <text:p>151</text:p>
          </table:table-cell>
          <table:table-cell table:formula="of:=[.B99]+[.D99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30578" calcext:value-type="float">
            <text:p>3057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00]+[.C100]*[.$J$4]" office:value-type="float" office:value="164" calcext:value-type="float">
            <text:p>164</text:p>
          </table:table-cell>
          <table:table-cell table:formula="of:=[.B100]+[.D100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40743" calcext:value-type="float">
            <text:p>40743</text:p>
          </table:table-cell>
          <table:table-cell office:value-type="float" office:value="-20141" calcext:value-type="float">
            <text:p>-2014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1]+[.C101]*[.$J$4]" office:value-type="float" office:value="167" calcext:value-type="float">
            <text:p>167</text:p>
          </table:table-cell>
          <table:table-cell table:formula="of:=[.B101]+[.D101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float" office:value="-40430" calcext:value-type="float">
            <text:p>-4043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02]+[.C102]*[.$J$4]" office:value-type="float" office:value="167" calcext:value-type="float">
            <text:p>167</text:p>
          </table:table-cell>
          <table:table-cell table:formula="of:=[.B102]+[.D102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float" office:value="-20139" calcext:value-type="float">
            <text:p>-2013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3]+[.C103]*[.$J$4]" office:value-type="float" office:value="135" calcext:value-type="float">
            <text:p>135</text:p>
          </table:table-cell>
          <table:table-cell table:formula="of:=[.B103]+[.D103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541" calcext:value-type="float">
            <text:p>-50541</text:p>
          </table:table-cell>
          <table:table-cell office:value-type="float" office:value="-40436" calcext:value-type="float">
            <text:p>-404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04]+[.C104]*[.$J$4]" office:value-type="float" office:value="179" calcext:value-type="float">
            <text:p>179</text:p>
          </table:table-cell>
          <table:table-cell table:formula="of:=[.B104]+[.D104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30312" calcext:value-type="float">
            <text:p>-30312</text:p>
          </table:table-cell>
          <table:table-cell office:value-type="float" office:value="-40427" calcext:value-type="float">
            <text:p>-404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05]+[.C105]*[.$J$4]" office:value-type="float" office:value="120" calcext:value-type="float">
            <text:p>120</text:p>
          </table:table-cell>
          <table:table-cell table:formula="of:=[.B105]+[.D105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30608" calcext:value-type="float">
            <text:p>30608</text:p>
          </table:table-cell>
          <table:table-cell office:value-type="float" office:value="-50571" calcext:value-type="float">
            <text:p>-5057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06]+[.C106]*[.$J$4]" office:value-type="float" office:value="176" calcext:value-type="float">
            <text:p>176</text:p>
          </table:table-cell>
          <table:table-cell table:formula="of:=[.B106]+[.D10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50889" calcext:value-type="float">
            <text:p>50889</text:p>
          </table:table-cell>
          <table:table-cell office:value-type="float" office:value="40716" calcext:value-type="float">
            <text:p>4071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07]+[.C107]*[.$J$4]" office:value-type="float" office:value="169" calcext:value-type="float">
            <text:p>169</text:p>
          </table:table-cell>
          <table:table-cell table:formula="of:=[.B107]+[.D107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40452" calcext:value-type="float">
            <text:p>-40452</text:p>
          </table:table-cell>
          <table:table-cell office:value-type="float" office:value="-30285" calcext:value-type="float">
            <text:p>-302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8]+[.C108]*[.$J$4]" office:value-type="float" office:value="124" calcext:value-type="float">
            <text:p>124</text:p>
          </table:table-cell>
          <table:table-cell table:formula="of:=[.B108]+[.D108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40417" calcext:value-type="float">
            <text:p>-40417</text:p>
          </table:table-cell>
          <table:table-cell office:value-type="float" office:value="-20146" calcext:value-type="float">
            <text:p>-201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9]+[.C109]*[.$J$4]" office:value-type="float" office:value="159" calcext:value-type="float">
            <text:p>159</text:p>
          </table:table-cell>
          <table:table-cell table:formula="of:=[.B109]+[.D109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30593" calcext:value-type="float">
            <text:p>30593</text:p>
          </table:table-cell>
          <table:table-cell office:value-type="float" office:value="-20144" calcext:value-type="float">
            <text:p>-2014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0]+[.C110]*[.$J$4]" office:value-type="float" office:value="161" calcext:value-type="float">
            <text:p>161</text:p>
          </table:table-cell>
          <table:table-cell table:formula="of:=[.B110]+[.D110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50848" calcext:value-type="float">
            <text:p>50848</text:p>
          </table:table-cell>
          <table:table-cell office:value-type="float" office:value="50869" calcext:value-type="float">
            <text:p>50869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table:formula="of:=[.A111]+[.C111]*[.$J$4]" office:value-type="float" office:value="128" calcext:value-type="float">
            <text:p>128</text:p>
          </table:table-cell>
          <table:table-cell table:formula="of:=[.B111]+[.D111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float" office:value="40722" calcext:value-type="float">
            <text:p>4072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12]+[.C112]*[.$J$4]" office:value-type="float" office:value="119" calcext:value-type="float">
            <text:p>119</text:p>
          </table:table-cell>
          <table:table-cell table:formula="of:=[.B112]+[.D112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-30293" calcext:value-type="float">
            <text:p>-30293</text:p>
          </table:table-cell>
          <table:table-cell office:value-type="float" office:value="20437" calcext:value-type="float">
            <text:p>2043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13]+[.C113]*[.$J$4]" office:value-type="float" office:value="139" calcext:value-type="float">
            <text:p>139</text:p>
          </table:table-cell>
          <table:table-cell table:formula="of:=[.B113]+[.D113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20124" calcext:value-type="float">
            <text:p>-20124</text:p>
          </table:table-cell>
          <table:table-cell office:value-type="float" office:value="40723" calcext:value-type="float">
            <text:p>4072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14]+[.C114]*[.$J$4]" office:value-type="float" office:value="164" calcext:value-type="float">
            <text:p>164</text:p>
          </table:table-cell>
          <table:table-cell table:formula="of:=[.B114]+[.D114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50556" calcext:value-type="float">
            <text:p>-50556</text:p>
          </table:table-cell>
          <table:table-cell office:value-type="float" office:value="-20145" calcext:value-type="float">
            <text:p>-201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5]+[.C115]*[.$J$4]" office:value-type="float" office:value="164" calcext:value-type="float">
            <text:p>164</text:p>
          </table:table-cell>
          <table:table-cell table:formula="of:=[.B115]+[.D115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50857" calcext:value-type="float">
            <text:p>50857</text:p>
          </table:table-cell>
          <table:table-cell office:value-type="float" office:value="-40427" calcext:value-type="float">
            <text:p>-40427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6]+[.C116]*[.$J$4]" office:value-type="float" office:value="137" calcext:value-type="float">
            <text:p>137</text:p>
          </table:table-cell>
          <table:table-cell table:formula="of:=[.B116]+[.D11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30260" calcext:value-type="float">
            <text:p>-30260</text:p>
          </table:table-cell>
          <table:table-cell office:value-type="float" office:value="30580" calcext:value-type="float">
            <text:p>3058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17]+[.C117]*[.$J$4]" office:value-type="float" office:value="172" calcext:value-type="float">
            <text:p>172</text:p>
          </table:table-cell>
          <table:table-cell table:formula="of:=[.B117]+[.D117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20156" calcext:value-type="float">
            <text:p>-20156</text:p>
          </table:table-cell>
          <table:table-cell office:value-type="float" office:value="-30286" calcext:value-type="float">
            <text:p>-302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18]+[.C118]*[.$J$4]" office:value-type="float" office:value="132" calcext:value-type="float">
            <text:p>132</text:p>
          </table:table-cell>
          <table:table-cell table:formula="of:=[.B118]+[.D118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-40417" calcext:value-type="float">
            <text:p>-40417</text:p>
          </table:table-cell>
          <table:table-cell office:value-type="float" office:value="30579" calcext:value-type="float">
            <text:p>30579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19]+[.C119]*[.$J$4]" office:value-type="float" office:value="159" calcext:value-type="float">
            <text:p>159</text:p>
          </table:table-cell>
          <table:table-cell table:formula="of:=[.B119]+[.D119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9993" calcext:value-type="float">
            <text:p>-9993</text:p>
          </table:table-cell>
          <table:table-cell office:value-type="float" office:value="40721" calcext:value-type="float">
            <text:p>4072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20]+[.C120]*[.$J$4]" office:value-type="float" office:value="151" calcext:value-type="float">
            <text:p>151</text:p>
          </table:table-cell>
          <table:table-cell table:formula="of:=[.B120]+[.D120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30578" calcext:value-type="float">
            <text:p>30578</text:p>
          </table:table-cell>
          <table:table-cell office:value-type="float" office:value="-50576" calcext:value-type="float">
            <text:p>-50576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21]+[.C121]*[.$J$4]" office:value-type="float" office:value="146" calcext:value-type="float">
            <text:p>146</text:p>
          </table:table-cell>
          <table:table-cell table:formula="of:=[.B121]+[.D121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30556" calcext:value-type="float">
            <text:p>30556</text:p>
          </table:table-cell>
          <table:table-cell office:value-type="float" office:value="-9995" calcext:value-type="float">
            <text:p>-999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2]+[.C122]*[.$J$4]" office:value-type="float" office:value="124" calcext:value-type="float">
            <text:p>124</text:p>
          </table:table-cell>
          <table:table-cell table:formula="of:=[.B122]+[.D122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9977" calcext:value-type="float">
            <text:p>-9977</text:p>
          </table:table-cell>
          <table:table-cell office:value-type="float" office:value="-30291" calcext:value-type="float">
            <text:p>-302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23]+[.C123]*[.$J$4]" office:value-type="float" office:value="167" calcext:value-type="float">
            <text:p>167</text:p>
          </table:table-cell>
          <table:table-cell table:formula="of:=[.B123]+[.D123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-50571" calcext:value-type="float">
            <text:p>-5057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24]+[.C124]*[.$J$4]" office:value-type="float" office:value="132" calcext:value-type="float">
            <text:p>132</text:p>
          </table:table-cell>
          <table:table-cell table:formula="of:=[.B124]+[.D124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40428" calcext:value-type="float">
            <text:p>-40428</text:p>
          </table:table-cell>
          <table:table-cell office:value-type="float" office:value="-30291" calcext:value-type="float">
            <text:p>-302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25]+[.C125]*[.$J$4]" office:value-type="float" office:value="148" calcext:value-type="float">
            <text:p>148</text:p>
          </table:table-cell>
          <table:table-cell table:formula="of:=[.B125]+[.D125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40731" calcext:value-type="float">
            <text:p>40731</text:p>
          </table:table-cell>
          <table:table-cell office:value-type="float" office:value="10293" calcext:value-type="float">
            <text:p>1029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26]+[.C126]*[.$J$4]" office:value-type="float" office:value="155" calcext:value-type="float">
            <text:p>155</text:p>
          </table:table-cell>
          <table:table-cell table:formula="of:=[.B126]+[.D12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50855" calcext:value-type="float">
            <text:p>50855</text:p>
          </table:table-cell>
          <table:table-cell office:value-type="float" office:value="20434" calcext:value-type="float">
            <text:p>2043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27]+[.C127]*[.$J$4]" office:value-type="float" office:value="135" calcext:value-type="float">
            <text:p>135</text:p>
          </table:table-cell>
          <table:table-cell table:formula="of:=[.B127]+[.D127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-20169" calcext:value-type="float">
            <text:p>-20169</text:p>
          </table:table-cell>
          <table:table-cell office:value-type="float" office:value="-50577" calcext:value-type="float">
            <text:p>-505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28]+[.C128]*[.$J$4]" office:value-type="float" office:value="119" calcext:value-type="float">
            <text:p>119</text:p>
          </table:table-cell>
          <table:table-cell table:formula="of:=[.B128]+[.D128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30575" calcext:value-type="float">
            <text:p>30575</text:p>
          </table:table-cell>
          <table:table-cell office:value-type="float" office:value="30579" calcext:value-type="float">
            <text:p>30579</text:p>
          </table:table-cell>
          <table:table-cell table:number-columns-repeated="2" office:value-type="float" office:value="-3" calcext:value-type="float">
            <text:p>-3</text:p>
          </table:table-cell>
          <table:table-cell/>
          <table:table-cell table:formula="of:=[.A129]+[.C129]*[.$J$4]" office:value-type="float" office:value="143" calcext:value-type="float">
            <text:p>143</text:p>
          </table:table-cell>
          <table:table-cell table:formula="of:=[.B129]+[.D129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50862" calcext:value-type="float">
            <text:p>50862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30]+[.C130]*[.$J$4]" office:value-type="float" office:value="164" calcext:value-type="float">
            <text:p>164</text:p>
          </table:table-cell>
          <table:table-cell table:formula="of:=[.B130]+[.D130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30578" calcext:value-type="float">
            <text:p>30578</text:p>
          </table:table-cell>
          <table:table-cell office:value-type="float" office:value="-50571" calcext:value-type="float">
            <text:p>-5057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31]+[.C131]*[.$J$4]" office:value-type="float" office:value="146" calcext:value-type="float">
            <text:p>146</text:p>
          </table:table-cell>
          <table:table-cell table:formula="of:=[.B131]+[.D131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40409" calcext:value-type="float">
            <text:p>-40409</text:p>
          </table:table-cell>
          <table:table-cell office:value-type="float" office:value="-40433" calcext:value-type="float">
            <text:p>-4043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A132]+[.C132]*[.$J$4]" office:value-type="float" office:value="167" calcext:value-type="float">
            <text:p>167</text:p>
          </table:table-cell>
          <table:table-cell table:formula="of:=[.B132]+[.D132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50884" calcext:value-type="float">
            <text:p>50884</text:p>
          </table:table-cell>
          <table:table-cell office:value-type="float" office:value="-30284" calcext:value-type="float">
            <text:p>-3028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33]+[.C133]*[.$J$4]" office:value-type="float" office:value="164" calcext:value-type="float">
            <text:p>164</text:p>
          </table:table-cell>
          <table:table-cell table:formula="of:=[.B133]+[.D133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50852" calcext:value-type="float">
            <text:p>50852</text:p>
          </table:table-cell>
          <table:table-cell office:value-type="float" office:value="-50573" calcext:value-type="float">
            <text:p>-5057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34]+[.C134]*[.$J$4]" office:value-type="float" office:value="132" calcext:value-type="float">
            <text:p>132</text:p>
          </table:table-cell>
          <table:table-cell table:formula="of:=[.B134]+[.D134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20439" calcext:value-type="float">
            <text:p>20439</text:p>
          </table:table-cell>
          <table:table-cell office:value-type="float" office:value="40719" calcext:value-type="float">
            <text:p>4071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35]+[.C135]*[.$J$4]" office:value-type="float" office:value="151" calcext:value-type="float">
            <text:p>151</text:p>
          </table:table-cell>
          <table:table-cell table:formula="of:=[.B135]+[.D135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-40452" calcext:value-type="float">
            <text:p>-40452</text:p>
          </table:table-cell>
          <table:table-cell office:value-type="float" office:value="10290" calcext:value-type="float">
            <text:p>1029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36]+[.C136]*[.$J$4]" office:value-type="float" office:value="124" calcext:value-type="float">
            <text:p>124</text:p>
          </table:table-cell>
          <table:table-cell table:formula="of:=[.B136]+[.D136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-50597" calcext:value-type="float">
            <text:p>-50597</text:p>
          </table:table-cell>
          <table:table-cell office:value-type="float" office:value="30572" calcext:value-type="float">
            <text:p>3057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37]+[.C137]*[.$J$4]" office:value-type="float" office:value="123" calcext:value-type="float">
            <text:p>123</text:p>
          </table:table-cell>
          <table:table-cell table:formula="of:=[.B137]+[.D137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float" office:value="40725" calcext:value-type="float">
            <text:p>4072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38]+[.C138]*[.$J$4]" office:value-type="float" office:value="143" calcext:value-type="float">
            <text:p>143</text:p>
          </table:table-cell>
          <table:table-cell table:formula="of:=[.B138]+[.D138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40743" calcext:value-type="float">
            <text:p>40743</text:p>
          </table:table-cell>
          <table:table-cell office:value-type="float" office:value="30577" calcext:value-type="float">
            <text:p>30577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39]+[.C139]*[.$J$4]" office:value-type="float" office:value="167" calcext:value-type="float">
            <text:p>167</text:p>
          </table:table-cell>
          <table:table-cell table:formula="of:=[.B139]+[.D139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30257" calcext:value-type="float">
            <text:p>-30257</text:p>
          </table:table-cell>
          <table:table-cell office:value-type="float" office:value="-40429" calcext:value-type="float">
            <text:p>-404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0]+[.C140]*[.$J$4]" office:value-type="float" office:value="175" calcext:value-type="float">
            <text:p>175</text:p>
          </table:table-cell>
          <table:table-cell table:formula="of:=[.B140]+[.D140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9969" calcext:value-type="float">
            <text:p>-9969</text:p>
          </table:table-cell>
          <table:table-cell office:value-type="float" office:value="40721" calcext:value-type="float">
            <text:p>4072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41]+[.C141]*[.$J$4]" office:value-type="float" office:value="175" calcext:value-type="float">
            <text:p>175</text:p>
          </table:table-cell>
          <table:table-cell table:formula="of:=[.B141]+[.D141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20137" calcext:value-type="float">
            <text:p>-20137</text:p>
          </table:table-cell>
          <table:table-cell office:value-type="float" office:value="-50571" calcext:value-type="float">
            <text:p>-505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2]+[.C142]*[.$J$4]" office:value-type="float" office:value="151" calcext:value-type="float">
            <text:p>151</text:p>
          </table:table-cell>
          <table:table-cell table:formula="of:=[.B142]+[.D142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40695" calcext:value-type="float">
            <text:p>40695</text:p>
          </table:table-cell>
          <table:table-cell office:value-type="float" office:value="-50576" calcext:value-type="float">
            <text:p>-5057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3]+[.C143]*[.$J$4]" office:value-type="float" office:value="119" calcext:value-type="float">
            <text:p>119</text:p>
          </table:table-cell>
          <table:table-cell table:formula="of:=[.B143]+[.D143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40716" calcext:value-type="float">
            <text:p>40716</text:p>
          </table:table-cell>
          <table:table-cell office:value-type="float" office:value="-50571" calcext:value-type="float">
            <text:p>-50571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4]+[.C144]*[.$J$4]" office:value-type="float" office:value="140" calcext:value-type="float">
            <text:p>140</text:p>
          </table:table-cell>
          <table:table-cell table:formula="of:=[.B144]+[.D144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593" calcext:value-type="float">
            <text:p>-50593</text:p>
          </table:table-cell>
          <table:table-cell office:value-type="float" office:value="50864" calcext:value-type="float">
            <text:p>5086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45]+[.C145]*[.$J$4]" office:value-type="float" office:value="127" calcext:value-type="float">
            <text:p>127</text:p>
          </table:table-cell>
          <table:table-cell table:formula="of:=[.B145]+[.D145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float" office:value="50860" calcext:value-type="float">
            <text:p>5086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46]+[.C146]*[.$J$4]" office:value-type="float" office:value="180" calcext:value-type="float">
            <text:p>180</text:p>
          </table:table-cell>
          <table:table-cell table:formula="of:=[.B146]+[.D146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0296" calcext:value-type="float">
            <text:p>10296</text:p>
          </table:table-cell>
          <table:table-cell office:value-type="float" office:value="-9995" calcext:value-type="float">
            <text:p>-99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7]+[.C147]*[.$J$4]" office:value-type="float" office:value="152" calcext:value-type="float">
            <text:p>152</text:p>
          </table:table-cell>
          <table:table-cell table:formula="of:=[.B147]+[.D147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561" calcext:value-type="float">
            <text:p>-50561</text:p>
          </table:table-cell>
          <table:table-cell office:value-type="float" office:value="40722" calcext:value-type="float">
            <text:p>4072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48]+[.C148]*[.$J$4]" office:value-type="float" office:value="159" calcext:value-type="float">
            <text:p>159</text:p>
          </table:table-cell>
          <table:table-cell table:formula="of:=[.B148]+[.D148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-9967" calcext:value-type="float">
            <text:p>-9967</text:p>
          </table:table-cell>
          <table:table-cell office:value-type="float" office:value="30576" calcext:value-type="float">
            <text:p>3057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49]+[.C149]*[.$J$4]" office:value-type="float" office:value="177" calcext:value-type="float">
            <text:p>177</text:p>
          </table:table-cell>
          <table:table-cell table:formula="of:=[.B149]+[.D149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9985" calcext:value-type="float">
            <text:p>-9985</text:p>
          </table:table-cell>
          <table:table-cell office:value-type="float" office:value="30579" calcext:value-type="float">
            <text:p>30579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50]+[.C150]*[.$J$4]" office:value-type="float" office:value="159" calcext:value-type="float">
            <text:p>159</text:p>
          </table:table-cell>
          <table:table-cell table:formula="of:=[.B150]+[.D150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20140" calcext:value-type="float">
            <text:p>-20140</text:p>
          </table:table-cell>
          <table:table-cell office:value-type="float" office:value="-30292" calcext:value-type="float">
            <text:p>-30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1]+[.C151]*[.$J$4]" office:value-type="float" office:value="148" calcext:value-type="float">
            <text:p>148</text:p>
          </table:table-cell>
          <table:table-cell table:formula="of:=[.B151]+[.D151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50569" calcext:value-type="float">
            <text:p>-50569</text:p>
          </table:table-cell>
          <table:table-cell office:value-type="float" office:value="-30291" calcext:value-type="float">
            <text:p>-302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2]+[.C152]*[.$J$4]" office:value-type="float" office:value="151" calcext:value-type="float">
            <text:p>151</text:p>
          </table:table-cell>
          <table:table-cell table:formula="of:=[.B152]+[.D152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30593" calcext:value-type="float">
            <text:p>30593</text:p>
          </table:table-cell>
          <table:table-cell office:value-type="float" office:value="10288" calcext:value-type="float">
            <text:p>1028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53]+[.C153]*[.$J$4]" office:value-type="float" office:value="161" calcext:value-type="float">
            <text:p>161</text:p>
          </table:table-cell>
          <table:table-cell table:formula="of:=[.B153]+[.D153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40425" calcext:value-type="float">
            <text:p>-40425</text:p>
          </table:table-cell>
          <table:table-cell office:value-type="float" office:value="-20145" calcext:value-type="float">
            <text:p>-201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4]+[.C154]*[.$J$4]" office:value-type="float" office:value="151" calcext:value-type="float">
            <text:p>151</text:p>
          </table:table-cell>
          <table:table-cell table:formula="of:=[.B154]+[.D154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float" office:value="40719" calcext:value-type="float">
            <text:p>4071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55]+[.C155]*[.$J$4]" office:value-type="float" office:value="167" calcext:value-type="float">
            <text:p>167</text:p>
          </table:table-cell>
          <table:table-cell table:formula="of:=[.B155]+[.D155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-9985" calcext:value-type="float">
            <text:p>-9985</text:p>
          </table:table-cell>
          <table:table-cell office:value-type="float" office:value="10287" calcext:value-type="float">
            <text:p>1028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56]+[.C156]*[.$J$4]" office:value-type="float" office:value="159" calcext:value-type="float">
            <text:p>159</text:p>
          </table:table-cell>
          <table:table-cell table:formula="of:=[.B156]+[.D156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30553" calcext:value-type="float">
            <text:p>30553</text:p>
          </table:table-cell>
          <table:table-cell office:value-type="float" office:value="-50580" calcext:value-type="float">
            <text:p>-50580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57]+[.C157]*[.$J$4]" office:value-type="float" office:value="121" calcext:value-type="float">
            <text:p>121</text:p>
          </table:table-cell>
          <table:table-cell table:formula="of:=[.B157]+[.D157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40743" calcext:value-type="float">
            <text:p>40743</text:p>
          </table:table-cell>
          <table:table-cell office:value-type="float" office:value="-50572" calcext:value-type="float">
            <text:p>-5057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58]+[.C158]*[.$J$4]" office:value-type="float" office:value="167" calcext:value-type="float">
            <text:p>167</text:p>
          </table:table-cell>
          <table:table-cell table:formula="of:=[.B158]+[.D158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50857" calcext:value-type="float">
            <text:p>50857</text:p>
          </table:table-cell>
          <table:table-cell office:value-type="float" office:value="-30283" calcext:value-type="float">
            <text:p>-30283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9]+[.C159]*[.$J$4]" office:value-type="float" office:value="137" calcext:value-type="float">
            <text:p>137</text:p>
          </table:table-cell>
          <table:table-cell table:formula="of:=[.B159]+[.D159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30591" calcext:value-type="float">
            <text:p>30591</text:p>
          </table:table-cell>
          <table:table-cell office:value-type="float" office:value="20428" calcext:value-type="float">
            <text:p>2042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60]+[.C160]*[.$J$4]" office:value-type="float" office:value="159" calcext:value-type="float">
            <text:p>159</text:p>
          </table:table-cell>
          <table:table-cell table:formula="of:=[.B160]+[.D160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30567" calcext:value-type="float">
            <text:p>30567</text:p>
          </table:table-cell>
          <table:table-cell office:value-type="float" office:value="30576" calcext:value-type="float">
            <text:p>30576</text:p>
          </table:table-cell>
          <table:table-cell table:number-columns-repeated="2" office:value-type="float" office:value="-3" calcext:value-type="float">
            <text:p>-3</text:p>
          </table:table-cell>
          <table:table-cell/>
          <table:table-cell table:formula="of:=[.A161]+[.C161]*[.$J$4]" office:value-type="float" office:value="135" calcext:value-type="float">
            <text:p>135</text:p>
          </table:table-cell>
          <table:table-cell table:formula="of:=[.B161]+[.D161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20137" calcext:value-type="float">
            <text:p>-20137</text:p>
          </table:table-cell>
          <table:table-cell office:value-type="float" office:value="-40436" calcext:value-type="float">
            <text:p>-404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2]+[.C162]*[.$J$4]" office:value-type="float" office:value="151" calcext:value-type="float">
            <text:p>151</text:p>
          </table:table-cell>
          <table:table-cell table:formula="of:=[.B162]+[.D162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float" office:value="50860" calcext:value-type="float">
            <text:p>5086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63]+[.C163]*[.$J$4]" office:value-type="float" office:value="144" calcext:value-type="float">
            <text:p>144</text:p>
          </table:table-cell>
          <table:table-cell table:formula="of:=[.B163]+[.D163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0312" calcext:value-type="float">
            <text:p>10312</text:p>
          </table:table-cell>
          <table:table-cell office:value-type="float" office:value="-50580" calcext:value-type="float">
            <text:p>-505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64]+[.C164]*[.$J$4]" office:value-type="float" office:value="168" calcext:value-type="float">
            <text:p>168</text:p>
          </table:table-cell>
          <table:table-cell table:formula="of:=[.B164]+[.D164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50596" calcext:value-type="float">
            <text:p>-50596</text:p>
          </table:table-cell>
          <table:table-cell office:value-type="float" office:value="20429" calcext:value-type="float">
            <text:p>20429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65]+[.C165]*[.$J$4]" office:value-type="float" office:value="124" calcext:value-type="float">
            <text:p>124</text:p>
          </table:table-cell>
          <table:table-cell table:formula="of:=[.B165]+[.D165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-30303" calcext:value-type="float">
            <text:p>-30303</text:p>
          </table:table-cell>
          <table:table-cell office:value-type="float" office:value="-30292" calcext:value-type="float">
            <text:p>-3029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A166]+[.C166]*[.$J$4]" office:value-type="float" office:value="129" calcext:value-type="float">
            <text:p>129</text:p>
          </table:table-cell>
          <table:table-cell table:formula="of:=[.B166]+[.D166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50867" calcext:value-type="float">
            <text:p>50867</text:p>
          </table:table-cell>
          <table:table-cell office:value-type="float" office:value="20437" calcext:value-type="float">
            <text:p>20437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67]+[.C167]*[.$J$4]" office:value-type="float" office:value="147" calcext:value-type="float">
            <text:p>147</text:p>
          </table:table-cell>
          <table:table-cell table:formula="of:=[.B167]+[.D167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30302" calcext:value-type="float">
            <text:p>-30302</text:p>
          </table:table-cell>
          <table:table-cell office:value-type="float" office:value="-50575" calcext:value-type="float">
            <text:p>-505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68]+[.C168]*[.$J$4]" office:value-type="float" office:value="130" calcext:value-type="float">
            <text:p>130</text:p>
          </table:table-cell>
          <table:table-cell table:formula="of:=[.B168]+[.D168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float" office:value="20430" calcext:value-type="float">
            <text:p>20430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formula="of:=[.A169]+[.C169]*[.$J$4]" office:value-type="float" office:value="135" calcext:value-type="float">
            <text:p>135</text:p>
          </table:table-cell>
          <table:table-cell table:formula="of:=[.B169]+[.D169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-9985" calcext:value-type="float">
            <text:p>-9985</text:p>
          </table:table-cell>
          <table:table-cell office:value-type="float" office:value="-30284" calcext:value-type="float">
            <text:p>-30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70]+[.C170]*[.$J$4]" office:value-type="float" office:value="159" calcext:value-type="float">
            <text:p>159</text:p>
          </table:table-cell>
          <table:table-cell table:formula="of:=[.B170]+[.D170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50873" calcext:value-type="float">
            <text:p>50873</text:p>
          </table:table-cell>
          <table:table-cell office:value-type="float" office:value="-40427" calcext:value-type="float">
            <text:p>-40427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1]+[.C171]*[.$J$4]" office:value-type="float" office:value="153" calcext:value-type="float">
            <text:p>153</text:p>
          </table:table-cell>
          <table:table-cell table:formula="of:=[.B171]+[.D171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9969" calcext:value-type="float">
            <text:p>-9969</text:p>
          </table:table-cell>
          <table:table-cell office:value-type="float" office:value="10287" calcext:value-type="float">
            <text:p>1028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72]+[.C172]*[.$J$4]" office:value-type="float" office:value="175" calcext:value-type="float">
            <text:p>175</text:p>
          </table:table-cell>
          <table:table-cell table:formula="of:=[.B172]+[.D172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-9968" calcext:value-type="float">
            <text:p>-9968</text:p>
          </table:table-cell>
          <table:table-cell office:value-type="float" office:value="50864" calcext:value-type="float">
            <text:p>5086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73]+[.C173]*[.$J$4]" office:value-type="float" office:value="176" calcext:value-type="float">
            <text:p>176</text:p>
          </table:table-cell>
          <table:table-cell table:formula="of:=[.B173]+[.D173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20433" calcext:value-type="float">
            <text:p>20433</text:p>
          </table:table-cell>
          <table:table-cell office:value-type="float" office:value="-50571" calcext:value-type="float">
            <text:p>-5057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74]+[.C174]*[.$J$4]" office:value-type="float" office:value="145" calcext:value-type="float">
            <text:p>145</text:p>
          </table:table-cell>
          <table:table-cell table:formula="of:=[.B174]+[.D174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30257" calcext:value-type="float">
            <text:p>-30257</text:p>
          </table:table-cell>
          <table:table-cell office:value-type="float" office:value="50869" calcext:value-type="float">
            <text:p>5086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75]+[.C175]*[.$J$4]" office:value-type="float" office:value="175" calcext:value-type="float">
            <text:p>175</text:p>
          </table:table-cell>
          <table:table-cell table:formula="of:=[.B175]+[.D175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20142" calcext:value-type="float">
            <text:p>-20142</text:p>
          </table:table-cell>
          <table:table-cell office:value-type="float" office:value="-30283" calcext:value-type="float">
            <text:p>-302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76]+[.C176]*[.$J$4]" office:value-type="float" office:value="146" calcext:value-type="float">
            <text:p>146</text:p>
          </table:table-cell>
          <table:table-cell table:formula="of:=[.B176]+[.D17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20156" calcext:value-type="float">
            <text:p>-20156</text:p>
          </table:table-cell>
          <table:table-cell office:value-type="float" office:value="40721" calcext:value-type="float">
            <text:p>4072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77]+[.C177]*[.$J$4]" office:value-type="float" office:value="132" calcext:value-type="float">
            <text:p>132</text:p>
          </table:table-cell>
          <table:table-cell table:formula="of:=[.B177]+[.D177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30581" calcext:value-type="float">
            <text:p>3058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78]+[.C178]*[.$J$4]" office:value-type="float" office:value="136" calcext:value-type="float">
            <text:p>136</text:p>
          </table:table-cell>
          <table:table-cell table:formula="of:=[.B178]+[.D178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30562" calcext:value-type="float">
            <text:p>30562</text:p>
          </table:table-cell>
          <table:table-cell office:value-type="float" office:value="30572" calcext:value-type="float">
            <text:p>30572</text:p>
          </table:table-cell>
          <table:table-cell table:number-columns-repeated="2" office:value-type="float" office:value="-3" calcext:value-type="float">
            <text:p>-3</text:p>
          </table:table-cell>
          <table:table-cell/>
          <table:table-cell table:formula="of:=[.A179]+[.C179]*[.$J$4]" office:value-type="float" office:value="130" calcext:value-type="float">
            <text:p>130</text:p>
          </table:table-cell>
          <table:table-cell table:formula="of:=[.B179]+[.D179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30583" calcext:value-type="float">
            <text:p>30583</text:p>
          </table:table-cell>
          <table:table-cell office:value-type="float" office:value="-9999" calcext:value-type="float">
            <text:p>-999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0]+[.C180]*[.$J$4]" office:value-type="float" office:value="151" calcext:value-type="float">
            <text:p>151</text:p>
          </table:table-cell>
          <table:table-cell table:formula="of:=[.B180]+[.D180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40723" calcext:value-type="float">
            <text:p>40723</text:p>
          </table:table-cell>
          <table:table-cell office:value-type="float" office:value="30572" calcext:value-type="float">
            <text:p>3057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81]+[.C181]*[.$J$4]" office:value-type="float" office:value="147" calcext:value-type="float">
            <text:p>147</text:p>
          </table:table-cell>
          <table:table-cell table:formula="of:=[.B181]+[.D181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40447" calcext:value-type="float">
            <text:p>-40447</text:p>
          </table:table-cell>
          <table:table-cell office:value-type="float" office:value="-10004" calcext:value-type="float">
            <text:p>-100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2]+[.C182]*[.$J$4]" office:value-type="float" office:value="129" calcext:value-type="float">
            <text:p>129</text:p>
          </table:table-cell>
          <table:table-cell table:formula="of:=[.B182]+[.D182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float" office:value="-50572" calcext:value-type="float">
            <text:p>-5057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83]+[.C183]*[.$J$4]" office:value-type="float" office:value="119" calcext:value-type="float">
            <text:p>119</text:p>
          </table:table-cell>
          <table:table-cell table:formula="of:=[.B183]+[.D183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10293" calcext:value-type="float">
            <text:p>10293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84]+[.C184]*[.$J$4]" office:value-type="float" office:value="180" calcext:value-type="float">
            <text:p>180</text:p>
          </table:table-cell>
          <table:table-cell table:formula="of:=[.B184]+[.D184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20129" calcext:value-type="float">
            <text:p>-20129</text:p>
          </table:table-cell>
          <table:table-cell office:value-type="float" office:value="-20140" calcext:value-type="float">
            <text:p>-2014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A185]+[.C185]*[.$J$4]" office:value-type="float" office:value="159" calcext:value-type="float">
            <text:p>159</text:p>
          </table:table-cell>
          <table:table-cell table:formula="of:=[.B185]+[.D185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50556" calcext:value-type="float">
            <text:p>-50556</text:p>
          </table:table-cell>
          <table:table-cell office:value-type="float" office:value="-20146" calcext:value-type="float">
            <text:p>-201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86]+[.C186]*[.$J$4]" office:value-type="float" office:value="164" calcext:value-type="float">
            <text:p>164</text:p>
          </table:table-cell>
          <table:table-cell table:formula="of:=[.B186]+[.D186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-30255" calcext:value-type="float">
            <text:p>-30255</text:p>
          </table:table-cell>
          <table:table-cell office:value-type="float" office:value="-40436" calcext:value-type="float">
            <text:p>-404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87]+[.C187]*[.$J$4]" office:value-type="float" office:value="177" calcext:value-type="float">
            <text:p>177</text:p>
          </table:table-cell>
          <table:table-cell table:formula="of:=[.B187]+[.D187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50850" calcext:value-type="float">
            <text:p>50850</text:p>
          </table:table-cell>
          <table:table-cell office:value-type="float" office:value="-9999" calcext:value-type="float">
            <text:p>-9999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8]+[.C188]*[.$J$4]" office:value-type="float" office:value="130" calcext:value-type="float">
            <text:p>130</text:p>
          </table:table-cell>
          <table:table-cell table:formula="of:=[.B188]+[.D188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40417" calcext:value-type="float">
            <text:p>-40417</text:p>
          </table:table-cell>
          <table:table-cell office:value-type="float" office:value="-30284" calcext:value-type="float">
            <text:p>-302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9]+[.C189]*[.$J$4]" office:value-type="float" office:value="159" calcext:value-type="float">
            <text:p>159</text:p>
          </table:table-cell>
          <table:table-cell table:formula="of:=[.B189]+[.D189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10025" calcext:value-type="float">
            <text:p>-10025</text:p>
          </table:table-cell>
          <table:table-cell office:value-type="float" office:value="10292" calcext:value-type="float">
            <text:p>1029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90]+[.C190]*[.$J$4]" office:value-type="float" office:value="119" calcext:value-type="float">
            <text:p>119</text:p>
          </table:table-cell>
          <table:table-cell table:formula="of:=[.B190]+[.D190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30253" calcext:value-type="float">
            <text:p>-30253</text:p>
          </table:table-cell>
          <table:table-cell office:value-type="float" office:value="50869" calcext:value-type="float">
            <text:p>50869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91]+[.C191]*[.$J$4]" office:value-type="float" office:value="179" calcext:value-type="float">
            <text:p>179</text:p>
          </table:table-cell>
          <table:table-cell table:formula="of:=[.B191]+[.D191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10017" calcext:value-type="float">
            <text:p>-10017</text:p>
          </table:table-cell>
          <table:table-cell office:value-type="float" office:value="-40435" calcext:value-type="float">
            <text:p>-404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92]+[.C192]*[.$J$4]" office:value-type="float" office:value="127" calcext:value-type="float">
            <text:p>127</text:p>
          </table:table-cell>
          <table:table-cell table:formula="of:=[.B192]+[.D192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-40417" calcext:value-type="float">
            <text:p>-40417</text:p>
          </table:table-cell>
          <table:table-cell office:value-type="float" office:value="50863" calcext:value-type="float">
            <text:p>5086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93]+[.C193]*[.$J$4]" office:value-type="float" office:value="159" calcext:value-type="float">
            <text:p>159</text:p>
          </table:table-cell>
          <table:table-cell table:formula="of:=[.B193]+[.D193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-10020" calcext:value-type="float">
            <text:p>-10020</text:p>
          </table:table-cell>
          <table:table-cell office:value-type="float" office:value="40722" calcext:value-type="float">
            <text:p>4072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194]+[.C194]*[.$J$4]" office:value-type="float" office:value="124" calcext:value-type="float">
            <text:p>124</text:p>
          </table:table-cell>
          <table:table-cell table:formula="of:=[.B194]+[.D194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50839" calcext:value-type="float">
            <text:p>50839</text:p>
          </table:table-cell>
          <table:table-cell office:value-type="float" office:value="-50575" calcext:value-type="float">
            <text:p>-5057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95]+[.C195]*[.$J$4]" office:value-type="float" office:value="119" calcext:value-type="float">
            <text:p>119</text:p>
          </table:table-cell>
          <table:table-cell table:formula="of:=[.B195]+[.D195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30585" calcext:value-type="float">
            <text:p>30585</text:p>
          </table:table-cell>
          <table:table-cell office:value-type="float" office:value="-20139" calcext:value-type="float">
            <text:p>-2013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96]+[.C196]*[.$J$4]" office:value-type="float" office:value="153" calcext:value-type="float">
            <text:p>153</text:p>
          </table:table-cell>
          <table:table-cell table:formula="of:=[.B196]+[.D19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600" calcext:value-type="float">
            <text:p>-50600</text:p>
          </table:table-cell>
          <table:table-cell office:value-type="float" office:value="-20148" calcext:value-type="float">
            <text:p>-201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97]+[.C197]*[.$J$4]" office:value-type="float" office:value="120" calcext:value-type="float">
            <text:p>120</text:p>
          </table:table-cell>
          <table:table-cell table:formula="of:=[.B197]+[.D197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float" office:value="-30285" calcext:value-type="float">
            <text:p>-3028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98]+[.C198]*[.$J$4]" office:value-type="float" office:value="119" calcext:value-type="float">
            <text:p>119</text:p>
          </table:table-cell>
          <table:table-cell table:formula="of:=[.B198]+[.D198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20142" calcext:value-type="float">
            <text:p>-20142</text:p>
          </table:table-cell>
          <table:table-cell office:value-type="float" office:value="-30292" calcext:value-type="float">
            <text:p>-30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99]+[.C199]*[.$J$4]" office:value-type="float" office:value="146" calcext:value-type="float">
            <text:p>146</text:p>
          </table:table-cell>
          <table:table-cell table:formula="of:=[.B199]+[.D199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40711" calcext:value-type="float">
            <text:p>40711</text:p>
          </table:table-cell>
          <table:table-cell office:value-type="float" office:value="10292" calcext:value-type="float">
            <text:p>1029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00]+[.C200]*[.$J$4]" office:value-type="float" office:value="135" calcext:value-type="float">
            <text:p>135</text:p>
          </table:table-cell>
          <table:table-cell table:formula="of:=[.B200]+[.D200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40722" calcext:value-type="float">
            <text:p>40722</text:p>
          </table:table-cell>
          <table:table-cell office:value-type="float" office:value="50869" calcext:value-type="float">
            <text:p>50869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01]+[.C201]*[.$J$4]" office:value-type="float" office:value="146" calcext:value-type="float">
            <text:p>146</text:p>
          </table:table-cell>
          <table:table-cell table:formula="of:=[.B201]+[.D201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30607" calcext:value-type="float">
            <text:p>30607</text:p>
          </table:table-cell>
          <table:table-cell office:value-type="float" office:value="-20140" calcext:value-type="float">
            <text:p>-2014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02]+[.C202]*[.$J$4]" office:value-type="float" office:value="175" calcext:value-type="float">
            <text:p>175</text:p>
          </table:table-cell>
          <table:table-cell table:formula="of:=[.B202]+[.D202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10015" calcext:value-type="float">
            <text:p>-10015</text:p>
          </table:table-cell>
          <table:table-cell office:value-type="float" office:value="-40436" calcext:value-type="float">
            <text:p>-404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03]+[.C203]*[.$J$4]" office:value-type="float" office:value="129" calcext:value-type="float">
            <text:p>129</text:p>
          </table:table-cell>
          <table:table-cell table:formula="of:=[.B203]+[.D203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30257" calcext:value-type="float">
            <text:p>-30257</text:p>
          </table:table-cell>
          <table:table-cell office:value-type="float" office:value="50863" calcext:value-type="float">
            <text:p>5086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04]+[.C204]*[.$J$4]" office:value-type="float" office:value="175" calcext:value-type="float">
            <text:p>175</text:p>
          </table:table-cell>
          <table:table-cell table:formula="of:=[.B204]+[.D204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-30273" calcext:value-type="float">
            <text:p>-30273</text:p>
          </table:table-cell>
          <table:table-cell office:value-type="float" office:value="-30288" calcext:value-type="float">
            <text:p>-3028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A205]+[.C205]*[.$J$4]" office:value-type="float" office:value="159" calcext:value-type="float">
            <text:p>159</text:p>
          </table:table-cell>
          <table:table-cell table:formula="of:=[.B205]+[.D205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20436" calcext:value-type="float">
            <text:p>20436</text:p>
          </table:table-cell>
          <table:table-cell office:value-type="float" office:value="-20148" calcext:value-type="float">
            <text:p>-2014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06]+[.C206]*[.$J$4]" office:value-type="float" office:value="148" calcext:value-type="float">
            <text:p>148</text:p>
          </table:table-cell>
          <table:table-cell table:formula="of:=[.B206]+[.D206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40397" calcext:value-type="float">
            <text:p>-40397</text:p>
          </table:table-cell>
          <table:table-cell office:value-type="float" office:value="-10000" calcext:value-type="float">
            <text:p>-1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07]+[.C207]*[.$J$4]" office:value-type="float" office:value="179" calcext:value-type="float">
            <text:p>179</text:p>
          </table:table-cell>
          <table:table-cell table:formula="of:=[.B207]+[.D207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30305" calcext:value-type="float">
            <text:p>-30305</text:p>
          </table:table-cell>
          <table:table-cell office:value-type="float" office:value="-40434" calcext:value-type="float">
            <text:p>-404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08]+[.C208]*[.$J$4]" office:value-type="float" office:value="127" calcext:value-type="float">
            <text:p>127</text:p>
          </table:table-cell>
          <table:table-cell table:formula="of:=[.B208]+[.D208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-20129" calcext:value-type="float">
            <text:p>-20129</text:p>
          </table:table-cell>
          <table:table-cell office:value-type="float" office:value="40723" calcext:value-type="float">
            <text:p>4072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09]+[.C209]*[.$J$4]" office:value-type="float" office:value="159" calcext:value-type="float">
            <text:p>159</text:p>
          </table:table-cell>
          <table:table-cell table:formula="of:=[.B209]+[.D209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50887" calcext:value-type="float">
            <text:p>50887</text:p>
          </table:table-cell>
          <table:table-cell office:value-type="float" office:value="20436" calcext:value-type="float">
            <text:p>2043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10]+[.C210]*[.$J$4]" office:value-type="float" office:value="167" calcext:value-type="float">
            <text:p>167</text:p>
          </table:table-cell>
          <table:table-cell table:formula="of:=[.B210]+[.D210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20457" calcext:value-type="float">
            <text:p>20457</text:p>
          </table:table-cell>
          <table:table-cell office:value-type="float" office:value="30581" calcext:value-type="float">
            <text:p>3058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11]+[.C211]*[.$J$4]" office:value-type="float" office:value="169" calcext:value-type="float">
            <text:p>169</text:p>
          </table:table-cell>
          <table:table-cell table:formula="of:=[.B211]+[.D211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582" calcext:value-type="float">
            <text:p>-50582</text:p>
          </table:table-cell>
          <table:table-cell office:value-type="float" office:value="30581" calcext:value-type="float">
            <text:p>3058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12]+[.C212]*[.$J$4]" office:value-type="float" office:value="138" calcext:value-type="float">
            <text:p>138</text:p>
          </table:table-cell>
          <table:table-cell table:formula="of:=[.B212]+[.D212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50895" calcext:value-type="float">
            <text:p>50895</text:p>
          </table:table-cell>
          <table:table-cell office:value-type="float" office:value="-30288" calcext:value-type="float">
            <text:p>-3028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13]+[.C213]*[.$J$4]" office:value-type="float" office:value="175" calcext:value-type="float">
            <text:p>175</text:p>
          </table:table-cell>
          <table:table-cell table:formula="of:=[.B213]+[.D213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40449" calcext:value-type="float">
            <text:p>-40449</text:p>
          </table:table-cell>
          <table:table-cell office:value-type="float" office:value="50867" calcext:value-type="float">
            <text:p>50867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14]+[.C214]*[.$J$4]" office:value-type="float" office:value="127" calcext:value-type="float">
            <text:p>127</text:p>
          </table:table-cell>
          <table:table-cell table:formula="of:=[.B214]+[.D214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10001" calcext:value-type="float">
            <text:p>-10001</text:p>
          </table:table-cell>
          <table:table-cell office:value-type="float" office:value="30580" calcext:value-type="float">
            <text:p>3058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15]+[.C215]*[.$J$4]" office:value-type="float" office:value="143" calcext:value-type="float">
            <text:p>143</text:p>
          </table:table-cell>
          <table:table-cell table:formula="of:=[.B215]+[.D215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20145" calcext:value-type="float">
            <text:p>-20145</text:p>
          </table:table-cell>
          <table:table-cell office:value-type="float" office:value="20436" calcext:value-type="float">
            <text:p>2043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16]+[.C216]*[.$J$4]" office:value-type="float" office:value="143" calcext:value-type="float">
            <text:p>143</text:p>
          </table:table-cell>
          <table:table-cell table:formula="of:=[.B216]+[.D216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20439" calcext:value-type="float">
            <text:p>20439</text:p>
          </table:table-cell>
          <table:table-cell office:value-type="float" office:value="40716" calcext:value-type="float">
            <text:p>4071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17]+[.C217]*[.$J$4]" office:value-type="float" office:value="151" calcext:value-type="float">
            <text:p>151</text:p>
          </table:table-cell>
          <table:table-cell table:formula="of:=[.B217]+[.D217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-40428" calcext:value-type="float">
            <text:p>-4042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18]+[.C218]*[.$J$4]" office:value-type="float" office:value="132" calcext:value-type="float">
            <text:p>132</text:p>
          </table:table-cell>
          <table:table-cell table:formula="of:=[.B218]+[.D218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float" office:value="-40431" calcext:value-type="float">
            <text:p>-4043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19]+[.C219]*[.$J$4]" office:value-type="float" office:value="167" calcext:value-type="float">
            <text:p>167</text:p>
          </table:table-cell>
          <table:table-cell table:formula="of:=[.B219]+[.D219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9996" calcext:value-type="float">
            <text:p>-9996</text:p>
          </table:table-cell>
          <table:table-cell office:value-type="float" office:value="50861" calcext:value-type="float">
            <text:p>5086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20]+[.C220]*[.$J$4]" office:value-type="float" office:value="148" calcext:value-type="float">
            <text:p>148</text:p>
          </table:table-cell>
          <table:table-cell table:formula="of:=[.B220]+[.D220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-9972" calcext:value-type="float">
            <text:p>-9972</text:p>
          </table:table-cell>
          <table:table-cell office:value-type="float" office:value="-30291" calcext:value-type="float">
            <text:p>-302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21]+[.C221]*[.$J$4]" office:value-type="float" office:value="172" calcext:value-type="float">
            <text:p>172</text:p>
          </table:table-cell>
          <table:table-cell table:formula="of:=[.B221]+[.D221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30580" calcext:value-type="float">
            <text:p>30580</text:p>
          </table:table-cell>
          <table:table-cell office:value-type="float" office:value="10284" calcext:value-type="float">
            <text:p>1028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22]+[.C222]*[.$J$4]" office:value-type="float" office:value="148" calcext:value-type="float">
            <text:p>148</text:p>
          </table:table-cell>
          <table:table-cell table:formula="of:=[.B222]+[.D222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9969" calcext:value-type="float">
            <text:p>-9969</text:p>
          </table:table-cell>
          <table:table-cell office:value-type="float" office:value="-30290" calcext:value-type="float">
            <text:p>-30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23]+[.C223]*[.$J$4]" office:value-type="float" office:value="175" calcext:value-type="float">
            <text:p>175</text:p>
          </table:table-cell>
          <table:table-cell table:formula="of:=[.B223]+[.D223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40698" calcext:value-type="float">
            <text:p>40698</text:p>
          </table:table-cell>
          <table:table-cell office:value-type="float" office:value="-9999" calcext:value-type="float">
            <text:p>-999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24]+[.C224]*[.$J$4]" office:value-type="float" office:value="122" calcext:value-type="float">
            <text:p>122</text:p>
          </table:table-cell>
          <table:table-cell table:formula="of:=[.B224]+[.D224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30300" calcext:value-type="float">
            <text:p>-30300</text:p>
          </table:table-cell>
          <table:table-cell office:value-type="float" office:value="-9995" calcext:value-type="float">
            <text:p>-99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25]+[.C225]*[.$J$4]" office:value-type="float" office:value="132" calcext:value-type="float">
            <text:p>132</text:p>
          </table:table-cell>
          <table:table-cell table:formula="of:=[.B225]+[.D225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50593" calcext:value-type="float">
            <text:p>-50593</text:p>
          </table:table-cell>
          <table:table-cell office:value-type="float" office:value="-50573" calcext:value-type="float">
            <text:p>-5057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226]+[.C226]*[.$J$4]" office:value-type="float" office:value="127" calcext:value-type="float">
            <text:p>127</text:p>
          </table:table-cell>
          <table:table-cell table:formula="of:=[.B226]+[.D226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20153" calcext:value-type="float">
            <text:p>-20153</text:p>
          </table:table-cell>
          <table:table-cell office:value-type="float" office:value="20434" calcext:value-type="float">
            <text:p>2043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27]+[.C227]*[.$J$4]" office:value-type="float" office:value="135" calcext:value-type="float">
            <text:p>135</text:p>
          </table:table-cell>
          <table:table-cell table:formula="of:=[.B227]+[.D227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-40397" calcext:value-type="float">
            <text:p>-40397</text:p>
          </table:table-cell>
          <table:table-cell office:value-type="float" office:value="40725" calcext:value-type="float">
            <text:p>4072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28]+[.C228]*[.$J$4]" office:value-type="float" office:value="179" calcext:value-type="float">
            <text:p>179</text:p>
          </table:table-cell>
          <table:table-cell table:formula="of:=[.B228]+[.D228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9980" calcext:value-type="float">
            <text:p>-9980</text:p>
          </table:table-cell>
          <table:table-cell office:value-type="float" office:value="-40431" calcext:value-type="float">
            <text:p>-404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29]+[.C229]*[.$J$4]" office:value-type="float" office:value="164" calcext:value-type="float">
            <text:p>164</text:p>
          </table:table-cell>
          <table:table-cell table:formula="of:=[.B229]+[.D229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30575" calcext:value-type="float">
            <text:p>30575</text:p>
          </table:table-cell>
          <table:table-cell office:value-type="float" office:value="-50572" calcext:value-type="float">
            <text:p>-5057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0]+[.C230]*[.$J$4]" office:value-type="float" office:value="143" calcext:value-type="float">
            <text:p>143</text:p>
          </table:table-cell>
          <table:table-cell table:formula="of:=[.B230]+[.D230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50542" calcext:value-type="float">
            <text:p>-50542</text:p>
          </table:table-cell>
          <table:table-cell office:value-type="float" office:value="40720" calcext:value-type="float">
            <text:p>4072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31]+[.C231]*[.$J$4]" office:value-type="float" office:value="178" calcext:value-type="float">
            <text:p>178</text:p>
          </table:table-cell>
          <table:table-cell table:formula="of:=[.B231]+[.D231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30287" calcext:value-type="float">
            <text:p>-30287</text:p>
          </table:table-cell>
          <table:table-cell office:value-type="float" office:value="30572" calcext:value-type="float">
            <text:p>3057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32]+[.C232]*[.$J$4]" office:value-type="float" office:value="145" calcext:value-type="float">
            <text:p>145</text:p>
          </table:table-cell>
          <table:table-cell table:formula="of:=[.B232]+[.D232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50569" calcext:value-type="float">
            <text:p>-50569</text:p>
          </table:table-cell>
          <table:table-cell office:value-type="float" office:value="-9997" calcext:value-type="float">
            <text:p>-99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33]+[.C233]*[.$J$4]" office:value-type="float" office:value="151" calcext:value-type="float">
            <text:p>151</text:p>
          </table:table-cell>
          <table:table-cell table:formula="of:=[.B233]+[.D233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50601" calcext:value-type="float">
            <text:p>-50601</text:p>
          </table:table-cell>
          <table:table-cell office:value-type="float" office:value="-30287" calcext:value-type="float">
            <text:p>-302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34]+[.C234]*[.$J$4]" office:value-type="float" office:value="119" calcext:value-type="float">
            <text:p>119</text:p>
          </table:table-cell>
          <table:table-cell table:formula="of:=[.B234]+[.D234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40740" calcext:value-type="float">
            <text:p>40740</text:p>
          </table:table-cell>
          <table:table-cell office:value-type="float" office:value="-20142" calcext:value-type="float">
            <text:p>-2014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5]+[.C235]*[.$J$4]" office:value-type="float" office:value="164" calcext:value-type="float">
            <text:p>164</text:p>
          </table:table-cell>
          <table:table-cell table:formula="of:=[.B235]+[.D235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float" office:value="50862" calcext:value-type="float">
            <text:p>50862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36]+[.C236]*[.$J$4]" office:value-type="float" office:value="119" calcext:value-type="float">
            <text:p>119</text:p>
          </table:table-cell>
          <table:table-cell table:formula="of:=[.B236]+[.D236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-20113" calcext:value-type="float">
            <text:p>-20113</text:p>
          </table:table-cell>
          <table:table-cell office:value-type="float" office:value="-50574" calcext:value-type="float">
            <text:p>-505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7]+[.C237]*[.$J$4]" office:value-type="float" office:value="175" calcext:value-type="float">
            <text:p>175</text:p>
          </table:table-cell>
          <table:table-cell table:formula="of:=[.B237]+[.D237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40715" calcext:value-type="float">
            <text:p>40715</text:p>
          </table:table-cell>
          <table:table-cell office:value-type="float" office:value="-30283" calcext:value-type="float">
            <text:p>-3028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38]+[.C238]*[.$J$4]" office:value-type="float" office:value="139" calcext:value-type="float">
            <text:p>139</text:p>
          </table:table-cell>
          <table:table-cell table:formula="of:=[.B238]+[.D238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30265" calcext:value-type="float">
            <text:p>-30265</text:p>
          </table:table-cell>
          <table:table-cell office:value-type="float" office:value="10288" calcext:value-type="float">
            <text:p>1028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39]+[.C239]*[.$J$4]" office:value-type="float" office:value="167" calcext:value-type="float">
            <text:p>167</text:p>
          </table:table-cell>
          <table:table-cell table:formula="of:=[.B239]+[.D239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40441" calcext:value-type="float">
            <text:p>-40441</text:p>
          </table:table-cell>
          <table:table-cell office:value-type="float" office:value="20431" calcext:value-type="float">
            <text:p>204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240]+[.C240]*[.$J$4]" office:value-type="float" office:value="135" calcext:value-type="float">
            <text:p>135</text:p>
          </table:table-cell>
          <table:table-cell table:formula="of:=[.B240]+[.D240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-9991" calcext:value-type="float">
            <text:p>-9991</text:p>
          </table:table-cell>
          <table:table-cell office:value-type="float" office:value="50869" calcext:value-type="float">
            <text:p>50869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41]+[.C241]*[.$J$4]" office:value-type="float" office:value="153" calcext:value-type="float">
            <text:p>153</text:p>
          </table:table-cell>
          <table:table-cell table:formula="of:=[.B241]+[.D241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40721" calcext:value-type="float">
            <text:p>40721</text:p>
          </table:table-cell>
          <table:table-cell office:value-type="float" office:value="-50580" calcext:value-type="float">
            <text:p>-5058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42]+[.C242]*[.$J$4]" office:value-type="float" office:value="145" calcext:value-type="float">
            <text:p>145</text:p>
          </table:table-cell>
          <table:table-cell table:formula="of:=[.B242]+[.D242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9985" calcext:value-type="float">
            <text:p>-9985</text:p>
          </table:table-cell>
          <table:table-cell office:value-type="float" office:value="-30286" calcext:value-type="float">
            <text:p>-30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43]+[.C243]*[.$J$4]" office:value-type="float" office:value="159" calcext:value-type="float">
            <text:p>159</text:p>
          </table:table-cell>
          <table:table-cell table:formula="of:=[.B243]+[.D243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10289" calcext:value-type="float">
            <text:p>10289</text:p>
          </table:table-cell>
          <table:table-cell office:value-type="float" office:value="-9995" calcext:value-type="float">
            <text:p>-99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4]+[.C244]*[.$J$4]" office:value-type="float" office:value="145" calcext:value-type="float">
            <text:p>145</text:p>
          </table:table-cell>
          <table:table-cell table:formula="of:=[.B244]+[.D244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-40432" calcext:value-type="float">
            <text:p>-4043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45]+[.C245]*[.$J$4]" office:value-type="float" office:value="164" calcext:value-type="float">
            <text:p>164</text:p>
          </table:table-cell>
          <table:table-cell table:formula="of:=[.B245]+[.D245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20137" calcext:value-type="float">
            <text:p>-20137</text:p>
          </table:table-cell>
          <table:table-cell office:value-type="float" office:value="-10004" calcext:value-type="float">
            <text:p>-10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6]+[.C246]*[.$J$4]" office:value-type="float" office:value="151" calcext:value-type="float">
            <text:p>151</text:p>
          </table:table-cell>
          <table:table-cell table:formula="of:=[.B246]+[.D246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40457" calcext:value-type="float">
            <text:p>-40457</text:p>
          </table:table-cell>
          <table:table-cell office:value-type="float" office:value="-30288" calcext:value-type="float">
            <text:p>-302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47]+[.C247]*[.$J$4]" office:value-type="float" office:value="119" calcext:value-type="float">
            <text:p>119</text:p>
          </table:table-cell>
          <table:table-cell table:formula="of:=[.B247]+[.D247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30281" calcext:value-type="float">
            <text:p>-30281</text:p>
          </table:table-cell>
          <table:table-cell office:value-type="float" office:value="-9996" calcext:value-type="float">
            <text:p>-99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8]+[.C248]*[.$J$4]" office:value-type="float" office:value="151" calcext:value-type="float">
            <text:p>151</text:p>
          </table:table-cell>
          <table:table-cell table:formula="of:=[.B248]+[.D248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50895" calcext:value-type="float">
            <text:p>50895</text:p>
          </table:table-cell>
          <table:table-cell office:value-type="float" office:value="-20145" calcext:value-type="float">
            <text:p>-20145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49]+[.C249]*[.$J$4]" office:value-type="float" office:value="175" calcext:value-type="float">
            <text:p>175</text:p>
          </table:table-cell>
          <table:table-cell table:formula="of:=[.B249]+[.D249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30599" calcext:value-type="float">
            <text:p>30599</text:p>
          </table:table-cell>
          <table:table-cell office:value-type="float" office:value="50867" calcext:value-type="float">
            <text:p>5086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50]+[.C250]*[.$J$4]" office:value-type="float" office:value="167" calcext:value-type="float">
            <text:p>167</text:p>
          </table:table-cell>
          <table:table-cell table:formula="of:=[.B250]+[.D250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float" office:value="10289" calcext:value-type="float">
            <text:p>10289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formula="of:=[.A251]+[.C251]*[.$J$4]" office:value-type="float" office:value="159" calcext:value-type="float">
            <text:p>159</text:p>
          </table:table-cell>
          <table:table-cell table:formula="of:=[.B251]+[.D251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40440" calcext:value-type="float">
            <text:p>-40440</text:p>
          </table:table-cell>
          <table:table-cell office:value-type="float" office:value="-40427" calcext:value-type="float">
            <text:p>-4042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A252]+[.C252]*[.$J$4]" office:value-type="float" office:value="136" calcext:value-type="float">
            <text:p>136</text:p>
          </table:table-cell>
          <table:table-cell table:formula="of:=[.B252]+[.D252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20152" calcext:value-type="float">
            <text:p>-20152</text:p>
          </table:table-cell>
          <table:table-cell office:value-type="float" office:value="-30283" calcext:value-type="float">
            <text:p>-302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53]+[.C253]*[.$J$4]" office:value-type="float" office:value="136" calcext:value-type="float">
            <text:p>136</text:p>
          </table:table-cell>
          <table:table-cell table:formula="of:=[.B253]+[.D253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50876" calcext:value-type="float">
            <text:p>50876</text:p>
          </table:table-cell>
          <table:table-cell office:value-type="float" office:value="30581" calcext:value-type="float">
            <text:p>3058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54]+[.C254]*[.$J$4]" office:value-type="float" office:value="156" calcext:value-type="float">
            <text:p>156</text:p>
          </table:table-cell>
          <table:table-cell table:formula="of:=[.B254]+[.D254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10023" calcext:value-type="float">
            <text:p>-10023</text:p>
          </table:table-cell>
          <table:table-cell office:value-type="float" office:value="50869" calcext:value-type="float">
            <text:p>50869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255]+[.C255]*[.$J$4]" office:value-type="float" office:value="121" calcext:value-type="float">
            <text:p>121</text:p>
          </table:table-cell>
          <table:table-cell table:formula="of:=[.B255]+[.D255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20417" calcext:value-type="float">
            <text:p>20417</text:p>
          </table:table-cell>
          <table:table-cell office:value-type="float" office:value="30581" calcext:value-type="float">
            <text:p>3058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56]+[.C256]*[.$J$4]" office:value-type="float" office:value="129" calcext:value-type="float">
            <text:p>129</text:p>
          </table:table-cell>
          <table:table-cell table:formula="of:=[.B256]+[.D25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40724" calcext:value-type="float">
            <text:p>40724</text:p>
          </table:table-cell>
          <table:table-cell office:value-type="float" office:value="-50578" calcext:value-type="float">
            <text:p>-5057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7]+[.C257]*[.$J$4]" office:value-type="float" office:value="148" calcext:value-type="float">
            <text:p>148</text:p>
          </table:table-cell>
          <table:table-cell table:formula="of:=[.B257]+[.D257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float" office:value="-40436" calcext:value-type="float">
            <text:p>-4043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58]+[.C258]*[.$J$4]" office:value-type="float" office:value="164" calcext:value-type="float">
            <text:p>164</text:p>
          </table:table-cell>
          <table:table-cell table:formula="of:=[.B258]+[.D258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50585" calcext:value-type="float">
            <text:p>-50585</text:p>
          </table:table-cell>
          <table:table-cell office:value-type="float" office:value="40721" calcext:value-type="float">
            <text:p>4072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59]+[.C259]*[.$J$4]" office:value-type="float" office:value="135" calcext:value-type="float">
            <text:p>135</text:p>
          </table:table-cell>
          <table:table-cell table:formula="of:=[.B259]+[.D259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30610" calcext:value-type="float">
            <text:p>30610</text:p>
          </table:table-cell>
          <table:table-cell office:value-type="float" office:value="30572" calcext:value-type="float">
            <text:p>30572</text:p>
          </table:table-cell>
          <table:table-cell table:number-columns-repeated="2" office:value-type="float" office:value="-3" calcext:value-type="float">
            <text:p>-3</text:p>
          </table:table-cell>
          <table:table-cell/>
          <table:table-cell table:formula="of:=[.A260]+[.C260]*[.$J$4]" office:value-type="float" office:value="178" calcext:value-type="float">
            <text:p>178</text:p>
          </table:table-cell>
          <table:table-cell table:formula="of:=[.B260]+[.D260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20157" calcext:value-type="float">
            <text:p>-20157</text:p>
          </table:table-cell>
          <table:table-cell office:value-type="float" office:value="30577" calcext:value-type="float">
            <text:p>3057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61]+[.C261]*[.$J$4]" office:value-type="float" office:value="131" calcext:value-type="float">
            <text:p>131</text:p>
          </table:table-cell>
          <table:table-cell table:formula="of:=[.B261]+[.D261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30577" calcext:value-type="float">
            <text:p>30577</text:p>
          </table:table-cell>
          <table:table-cell office:value-type="float" office:value="-30287" calcext:value-type="float">
            <text:p>-3028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62]+[.C262]*[.$J$4]" office:value-type="float" office:value="145" calcext:value-type="float">
            <text:p>145</text:p>
          </table:table-cell>
          <table:table-cell table:formula="of:=[.B262]+[.D262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30265" calcext:value-type="float">
            <text:p>-30265</text:p>
          </table:table-cell>
          <table:table-cell office:value-type="float" office:value="-30291" calcext:value-type="float">
            <text:p>-3029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A263]+[.C263]*[.$J$4]" office:value-type="float" office:value="167" calcext:value-type="float">
            <text:p>167</text:p>
          </table:table-cell>
          <table:table-cell table:formula="of:=[.B263]+[.D263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-40445" calcext:value-type="float">
            <text:p>-40445</text:p>
          </table:table-cell>
          <table:table-cell office:value-type="float" office:value="-20140" calcext:value-type="float">
            <text:p>-201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64]+[.C264]*[.$J$4]" office:value-type="float" office:value="131" calcext:value-type="float">
            <text:p>131</text:p>
          </table:table-cell>
          <table:table-cell table:formula="of:=[.B264]+[.D264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40751" calcext:value-type="float">
            <text:p>40751</text:p>
          </table:table-cell>
          <table:table-cell office:value-type="float" office:value="30572" calcext:value-type="float">
            <text:p>3057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65]+[.C265]*[.$J$4]" office:value-type="float" office:value="175" calcext:value-type="float">
            <text:p>175</text:p>
          </table:table-cell>
          <table:table-cell table:formula="of:=[.B265]+[.D265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40727" calcext:value-type="float">
            <text:p>40727</text:p>
          </table:table-cell>
          <table:table-cell office:value-type="float" office:value="-50577" calcext:value-type="float">
            <text:p>-5057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66]+[.C266]*[.$J$4]" office:value-type="float" office:value="151" calcext:value-type="float">
            <text:p>151</text:p>
          </table:table-cell>
          <table:table-cell table:formula="of:=[.B266]+[.D266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30596" calcext:value-type="float">
            <text:p>30596</text:p>
          </table:table-cell>
          <table:table-cell office:value-type="float" office:value="10286" calcext:value-type="float">
            <text:p>1028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67]+[.C267]*[.$J$4]" office:value-type="float" office:value="164" calcext:value-type="float">
            <text:p>164</text:p>
          </table:table-cell>
          <table:table-cell table:formula="of:=[.B267]+[.D267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-30289" calcext:value-type="float">
            <text:p>-30289</text:p>
          </table:table-cell>
          <table:table-cell office:value-type="float" office:value="30572" calcext:value-type="float">
            <text:p>3057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68]+[.C268]*[.$J$4]" office:value-type="float" office:value="143" calcext:value-type="float">
            <text:p>143</text:p>
          </table:table-cell>
          <table:table-cell table:formula="of:=[.B268]+[.D268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50887" calcext:value-type="float">
            <text:p>50887</text:p>
          </table:table-cell>
          <table:table-cell office:value-type="float" office:value="-20146" calcext:value-type="float">
            <text:p>-2014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69]+[.C269]*[.$J$4]" office:value-type="float" office:value="167" calcext:value-type="float">
            <text:p>167</text:p>
          </table:table-cell>
          <table:table-cell table:formula="of:=[.B269]+[.D269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-30313" calcext:value-type="float">
            <text:p>-30313</text:p>
          </table:table-cell>
          <table:table-cell office:value-type="float" office:value="-9997" calcext:value-type="float">
            <text:p>-99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70]+[.C270]*[.$J$4]" office:value-type="float" office:value="119" calcext:value-type="float">
            <text:p>119</text:p>
          </table:table-cell>
          <table:table-cell table:formula="of:=[.B270]+[.D270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40703" calcext:value-type="float">
            <text:p>40703</text:p>
          </table:table-cell>
          <table:table-cell office:value-type="float" office:value="30574" calcext:value-type="float">
            <text:p>3057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71]+[.C271]*[.$J$4]" office:value-type="float" office:value="127" calcext:value-type="float">
            <text:p>127</text:p>
          </table:table-cell>
          <table:table-cell table:formula="of:=[.B271]+[.D271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-9982" calcext:value-type="float">
            <text:p>-9982</text:p>
          </table:table-cell>
          <table:table-cell office:value-type="float" office:value="-30288" calcext:value-type="float">
            <text:p>-30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72]+[.C272]*[.$J$4]" office:value-type="float" office:value="162" calcext:value-type="float">
            <text:p>162</text:p>
          </table:table-cell>
          <table:table-cell table:formula="of:=[.B272]+[.D272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30596" calcext:value-type="float">
            <text:p>30596</text:p>
          </table:table-cell>
          <table:table-cell office:value-type="float" office:value="-30291" calcext:value-type="float">
            <text:p>-3029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73]+[.C273]*[.$J$4]" office:value-type="float" office:value="164" calcext:value-type="float">
            <text:p>164</text:p>
          </table:table-cell>
          <table:table-cell table:formula="of:=[.B273]+[.D273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0319" calcext:value-type="float">
            <text:p>10319</text:p>
          </table:table-cell>
          <table:table-cell office:value-type="float" office:value="30572" calcext:value-type="float">
            <text:p>3057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74]+[.C274]*[.$J$4]" office:value-type="float" office:value="175" calcext:value-type="float">
            <text:p>175</text:p>
          </table:table-cell>
          <table:table-cell table:formula="of:=[.B274]+[.D274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40708" calcext:value-type="float">
            <text:p>40708</text:p>
          </table:table-cell>
          <table:table-cell office:value-type="float" office:value="-9997" calcext:value-type="float">
            <text:p>-999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75]+[.C275]*[.$J$4]" office:value-type="float" office:value="132" calcext:value-type="float">
            <text:p>132</text:p>
          </table:table-cell>
          <table:table-cell table:formula="of:=[.B275]+[.D275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50871" calcext:value-type="float">
            <text:p>50871</text:p>
          </table:table-cell>
          <table:table-cell office:value-type="float" office:value="10286" calcext:value-type="float">
            <text:p>1028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76]+[.C276]*[.$J$4]" office:value-type="float" office:value="151" calcext:value-type="float">
            <text:p>151</text:p>
          </table:table-cell>
          <table:table-cell table:formula="of:=[.B276]+[.D276]*[.$J$4]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-30283" calcext:value-type="float">
            <text:p>-3028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77]+[.C277]*[.$J$4]" office:value-type="float" office:value="164" calcext:value-type="float">
            <text:p>164</text:p>
          </table:table-cell>
          <table:table-cell table:formula="of:=[.B277]+[.D277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30591" calcext:value-type="float">
            <text:p>30591</text:p>
          </table:table-cell>
          <table:table-cell office:value-type="float" office:value="-40435" calcext:value-type="float">
            <text:p>-4043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78]+[.C278]*[.$J$4]" office:value-type="float" office:value="159" calcext:value-type="float">
            <text:p>159</text:p>
          </table:table-cell>
          <table:table-cell table:formula="of:=[.B278]+[.D278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50847" calcext:value-type="float">
            <text:p>50847</text:p>
          </table:table-cell>
          <table:table-cell office:value-type="float" office:value="-50575" calcext:value-type="float">
            <text:p>-5057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79]+[.C279]*[.$J$4]" office:value-type="float" office:value="127" calcext:value-type="float">
            <text:p>127</text:p>
          </table:table-cell>
          <table:table-cell table:formula="of:=[.B279]+[.D279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40720" calcext:value-type="float">
            <text:p>40720</text:p>
          </table:table-cell>
          <table:table-cell office:value-type="float" office:value="40722" calcext:value-type="float">
            <text:p>40722</text:p>
          </table:table-cell>
          <table:table-cell table:number-columns-repeated="2" office:value-type="float" office:value="-4" calcext:value-type="float">
            <text:p>-4</text:p>
          </table:table-cell>
          <table:table-cell/>
          <table:table-cell table:formula="of:=[.A280]+[.C280]*[.$J$4]" office:value-type="float" office:value="144" calcext:value-type="float">
            <text:p>144</text:p>
          </table:table-cell>
          <table:table-cell table:formula="of:=[.B280]+[.D280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30556" calcext:value-type="float">
            <text:p>30556</text:p>
          </table:table-cell>
          <table:table-cell office:value-type="float" office:value="40723" calcext:value-type="float">
            <text:p>4072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81]+[.C281]*[.$J$4]" office:value-type="float" office:value="124" calcext:value-type="float">
            <text:p>124</text:p>
          </table:table-cell>
          <table:table-cell table:formula="of:=[.B281]+[.D281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20113" calcext:value-type="float">
            <text:p>-20113</text:p>
          </table:table-cell>
          <table:table-cell office:value-type="float" office:value="-20143" calcext:value-type="float">
            <text:p>-20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A282]+[.C282]*[.$J$4]" office:value-type="float" office:value="175" calcext:value-type="float">
            <text:p>175</text:p>
          </table:table-cell>
          <table:table-cell table:formula="of:=[.B282]+[.D282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float" office:value="10290" calcext:value-type="float">
            <text:p>1029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83]+[.C283]*[.$J$4]" office:value-type="float" office:value="135" calcext:value-type="float">
            <text:p>135</text:p>
          </table:table-cell>
          <table:table-cell table:formula="of:=[.B283]+[.D283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-9985" calcext:value-type="float">
            <text:p>-9985</text:p>
          </table:table-cell>
          <table:table-cell office:value-type="float" office:value="-40431" calcext:value-type="float">
            <text:p>-404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84]+[.C284]*[.$J$4]" office:value-type="float" office:value="159" calcext:value-type="float">
            <text:p>159</text:p>
          </table:table-cell>
          <table:table-cell table:formula="of:=[.B284]+[.D284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50557" calcext:value-type="float">
            <text:p>-50557</text:p>
          </table:table-cell>
          <table:table-cell office:value-type="float" office:value="-30288" calcext:value-type="float">
            <text:p>-302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85]+[.C285]*[.$J$4]" office:value-type="float" office:value="163" calcext:value-type="float">
            <text:p>163</text:p>
          </table:table-cell>
          <table:table-cell table:formula="of:=[.B285]+[.D285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20442" calcext:value-type="float">
            <text:p>20442</text:p>
          </table:table-cell>
          <table:table-cell office:value-type="float" office:value="20437" calcext:value-type="float">
            <text:p>20437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formula="of:=[.A286]+[.C286]*[.$J$4]" office:value-type="float" office:value="154" calcext:value-type="float">
            <text:p>154</text:p>
          </table:table-cell>
          <table:table-cell table:formula="of:=[.B286]+[.D28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30567" calcext:value-type="float">
            <text:p>30567</text:p>
          </table:table-cell>
          <table:table-cell office:value-type="float" office:value="30577" calcext:value-type="float">
            <text:p>30577</text:p>
          </table:table-cell>
          <table:table-cell table:number-columns-repeated="2" office:value-type="float" office:value="-3" calcext:value-type="float">
            <text:p>-3</text:p>
          </table:table-cell>
          <table:table-cell/>
          <table:table-cell table:formula="of:=[.A287]+[.C287]*[.$J$4]" office:value-type="float" office:value="135" calcext:value-type="float">
            <text:p>135</text:p>
          </table:table-cell>
          <table:table-cell table:formula="of:=[.B287]+[.D287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20459" calcext:value-type="float">
            <text:p>20459</text:p>
          </table:table-cell>
          <table:table-cell office:value-type="float" office:value="-10004" calcext:value-type="float">
            <text:p>-1000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8]+[.C288]*[.$J$4]" office:value-type="float" office:value="171" calcext:value-type="float">
            <text:p>171</text:p>
          </table:table-cell>
          <table:table-cell table:formula="of:=[.B288]+[.D288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40745" calcext:value-type="float">
            <text:p>40745</text:p>
          </table:table-cell>
          <table:table-cell office:value-type="float" office:value="30572" calcext:value-type="float">
            <text:p>3057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89]+[.C289]*[.$J$4]" office:value-type="float" office:value="169" calcext:value-type="float">
            <text:p>169</text:p>
          </table:table-cell>
          <table:table-cell table:formula="of:=[.B289]+[.D289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-40399" calcext:value-type="float">
            <text:p>-40399</text:p>
          </table:table-cell>
          <table:table-cell office:value-type="float" office:value="-50580" calcext:value-type="float">
            <text:p>-505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90]+[.C290]*[.$J$4]" office:value-type="float" office:value="177" calcext:value-type="float">
            <text:p>177</text:p>
          </table:table-cell>
          <table:table-cell table:formula="of:=[.B290]+[.D290]*[.$J$4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30556" calcext:value-type="float">
            <text:p>30556</text:p>
          </table:table-cell>
          <table:table-cell office:value-type="float" office:value="-20143" calcext:value-type="float">
            <text:p>-2014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91]+[.C291]*[.$J$4]" office:value-type="float" office:value="124" calcext:value-type="float">
            <text:p>124</text:p>
          </table:table-cell>
          <table:table-cell table:formula="of:=[.B291]+[.D291]*[.$J$4]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-50561" calcext:value-type="float">
            <text:p>-50561</text:p>
          </table:table-cell>
          <table:table-cell office:value-type="float" office:value="10293" calcext:value-type="float">
            <text:p>1029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92]+[.C292]*[.$J$4]" office:value-type="float" office:value="159" calcext:value-type="float">
            <text:p>159</text:p>
          </table:table-cell>
          <table:table-cell table:formula="of:=[.B292]+[.D292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40740" calcext:value-type="float">
            <text:p>40740</text:p>
          </table:table-cell>
          <table:table-cell office:value-type="float" office:value="-40433" calcext:value-type="float">
            <text:p>-4043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93]+[.C293]*[.$J$4]" office:value-type="float" office:value="164" calcext:value-type="float">
            <text:p>164</text:p>
          </table:table-cell>
          <table:table-cell table:formula="of:=[.B293]+[.D293]*[.$J$4]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-50577" calcext:value-type="float">
            <text:p>-50577</text:p>
          </table:table-cell>
          <table:table-cell office:value-type="float" office:value="-50573" calcext:value-type="float">
            <text:p>-5057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A294]+[.C294]*[.$J$4]" office:value-type="float" office:value="143" calcext:value-type="float">
            <text:p>143</text:p>
          </table:table-cell>
          <table:table-cell table:formula="of:=[.B294]+[.D294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30281" calcext:value-type="float">
            <text:p>-30281</text:p>
          </table:table-cell>
          <table:table-cell office:value-type="float" office:value="-20139" calcext:value-type="float">
            <text:p>-201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95]+[.C295]*[.$J$4]" office:value-type="float" office:value="151" calcext:value-type="float">
            <text:p>151</text:p>
          </table:table-cell>
          <table:table-cell table:formula="of:=[.B295]+[.D295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40724" calcext:value-type="float">
            <text:p>40724</text:p>
          </table:table-cell>
          <table:table-cell office:value-type="float" office:value="40725" calcext:value-type="float">
            <text:p>40725</text:p>
          </table:table-cell>
          <table:table-cell table:number-columns-repeated="2" office:value-type="float" office:value="-4" calcext:value-type="float">
            <text:p>-4</text:p>
          </table:table-cell>
          <table:table-cell/>
          <table:table-cell table:formula="of:=[.A296]+[.C296]*[.$J$4]" office:value-type="float" office:value="148" calcext:value-type="float">
            <text:p>148</text:p>
          </table:table-cell>
          <table:table-cell table:formula="of:=[.B296]+[.D296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9973" calcext:value-type="float">
            <text:p>-9973</text:p>
          </table:table-cell>
          <table:table-cell office:value-type="float" office:value="40725" calcext:value-type="float">
            <text:p>4072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A297]+[.C297]*[.$J$4]" office:value-type="float" office:value="171" calcext:value-type="float">
            <text:p>171</text:p>
          </table:table-cell>
          <table:table-cell table:formula="of:=[.B297]+[.D297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50867" calcext:value-type="float">
            <text:p>50867</text:p>
          </table:table-cell>
          <table:table-cell office:value-type="float" office:value="10293" calcext:value-type="float">
            <text:p>10293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98]+[.C298]*[.$J$4]" office:value-type="float" office:value="147" calcext:value-type="float">
            <text:p>147</text:p>
          </table:table-cell>
          <table:table-cell table:formula="of:=[.B298]+[.D298]*[.$J$4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-20137" calcext:value-type="float">
            <text:p>-20137</text:p>
          </table:table-cell>
          <table:table-cell office:value-type="float" office:value="-40432" calcext:value-type="float">
            <text:p>-404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99]+[.C299]*[.$J$4]" office:value-type="float" office:value="151" calcext:value-type="float">
            <text:p>151</text:p>
          </table:table-cell>
          <table:table-cell table:formula="of:=[.B299]+[.D299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40441" calcext:value-type="float">
            <text:p>-40441</text:p>
          </table:table-cell>
          <table:table-cell office:value-type="float" office:value="50861" calcext:value-type="float">
            <text:p>5086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00]+[.C300]*[.$J$4]" office:value-type="float" office:value="135" calcext:value-type="float">
            <text:p>135</text:p>
          </table:table-cell>
          <table:table-cell table:formula="of:=[.B300]+[.D300]*[.$J$4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-9966" calcext:value-type="float">
            <text:p>-9966</text:p>
          </table:table-cell>
          <table:table-cell office:value-type="float" office:value="50864" calcext:value-type="float">
            <text:p>5086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01]+[.C301]*[.$J$4]" office:value-type="float" office:value="178" calcext:value-type="float">
            <text:p>178</text:p>
          </table:table-cell>
          <table:table-cell table:formula="of:=[.B301]+[.D301]*[.$J$4]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-40401" calcext:value-type="float">
            <text:p>-40401</text:p>
          </table:table-cell>
          <table:table-cell office:value-type="float" office:value="-20140" calcext:value-type="float">
            <text:p>-201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02]+[.C302]*[.$J$4]" office:value-type="float" office:value="175" calcext:value-type="float">
            <text:p>175</text:p>
          </table:table-cell>
          <table:table-cell table:formula="of:=[.B302]+[.D302]*[.$J$4]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-10000" calcext:value-type="float">
            <text:p>-10000</text:p>
          </table:table-cell>
          <table:table-cell office:value-type="float" office:value="20434" calcext:value-type="float">
            <text:p>2043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303]+[.C303]*[.$J$4]" office:value-type="float" office:value="144" calcext:value-type="float">
            <text:p>144</text:p>
          </table:table-cell>
          <table:table-cell table:formula="of:=[.B303]+[.D303]*[.$J$4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30564" calcext:value-type="float">
            <text:p>30564</text:p>
          </table:table-cell>
          <table:table-cell office:value-type="float" office:value="-40429" calcext:value-type="float">
            <text:p>-40429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04]+[.C304]*[.$J$4]" office:value-type="float" office:value="132" calcext:value-type="float">
            <text:p>132</text:p>
          </table:table-cell>
          <table:table-cell table:formula="of:=[.B304]+[.D304]*[.$J$4]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-30302" calcext:value-type="float">
            <text:p>-30302</text:p>
          </table:table-cell>
          <table:table-cell office:value-type="float" office:value="10293" calcext:value-type="float">
            <text:p>1029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305]+[.C305]*[.$J$4]" office:value-type="float" office:value="130" calcext:value-type="float">
            <text:p>130</text:p>
          </table:table-cell>
          <table:table-cell table:formula="of:=[.B305]+[.D305]*[.$J$4]" office:value-type="float" office:value="149" calcext:value-type="float">
            <text:p>1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21:44:44.355527232</dc:date>
    <dc:creator>Martin Hilgendorf</dc:creator>
    <meta:editing-duration>PT1M48S</meta:editing-duration>
    <meta:editing-cycles>2</meta:editing-cycles>
    <meta:generator>LibreOffice/6.0.7.3.0$Linux_X86_64 LibreOffice_project/00m0$Build-3</meta:generator>
    <meta:document-statistic meta:table-count="1" meta:cell-count="18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088cm" svg:height="10.509cm" xlink:href=".." xlink:type="simple" chart:class="chart:scatter" chart:style-name="ch1">
        <chart:legend chart:legend-position="end" svg:x="32.798cm" svg:y="4.955cm" style:legend-expansion="high" chart:style-name="ch2"/>
        <chart:plot-area chart:style-name="ch3" table:cell-range-address="points.F2:points.G305" svg:x="0.547cm" svg:y="0.43cm" svg:width="31.671cm" svg:height="9.865cm">
          <chartooo:coordinate-region svg:x="1.355cm" svg:y="0.629cm" svg:width="30.584cm" svg:height="9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ints.G2:points.G305" chart:class="chart:scatter">
            <chart:domain table:cell-range-address="points.F2:points.F305"/>
            <chart:data-point chart:repeated="3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">
                <text:p>167</text:p>
                <draw:g>
                  <svg:desc>points.F2:points.F305</svg:desc>
                </draw:g>
              </table:table-cell>
              <table:table-cell office:value-type="float" office:value="145">
                <text:p>145</text:p>
                <draw:g>
                  <svg:desc>points.G2:points.G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">
                <text:p>1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">
                <text:p>1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">
                <text:p>1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">
                <text:p>1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">
                <text:p>15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">
                <text:p>17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">
                <text:p>1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">
                <text:p>1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">
                <text:p>1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">
                <text:p>1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">
                <text:p>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7">
                <text:p>1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7">
                <text:p>1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">
                <text:p>1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">
                <text:p>13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">
                <text:p>1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">
                <text:p>1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">
                <text:p>13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">
                <text:p>17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">
                <text:p>11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">
                <text:p>1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9">
                <text:p>1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">
                <text:p>1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">
                <text:p>1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6">
                <text:p>1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7">
                <text:p>16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4">
                <text:p>1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0">
                <text:p>1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8">
                <text:p>17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">
                <text:p>11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">
                <text:p>1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4">
                <text:p>16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">
                <text:p>1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">
                <text:p>1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">
                <text:p>1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">
                <text:p>11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">
                <text:p>17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2">
                <text:p>1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">
                <text:p>1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7">
                <text:p>1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">
                <text:p>1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">
                <text:p>1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">
                <text:p>1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7">
                <text:p>1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5">
                <text:p>1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">
                <text:p>1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9">
                <text:p>17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">
                <text:p>1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">
                <text:p>1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4">
                <text:p>1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">
                <text:p>17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">
                <text:p>1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">
                <text:p>1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7">
                <text:p>1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">
                <text:p>1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">
                <text:p>17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6">
                <text:p>17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">
                <text:p>1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4">
                <text:p>1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">
                <text:p>1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1">
                <text:p>1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">
                <text:p>1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">
                <text:p>1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4">
                <text:p>1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4">
                <text:p>16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7">
                <text:p>1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">
                <text:p>1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7">
                <text:p>16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">
                <text:p>14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4">
                <text:p>1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7">
                <text:p>16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4">
                <text:p>16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">
                <text:p>1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4">
                <text:p>1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7">
                <text:p>16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5">
                <text:p>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">
                <text:p>17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7">
                <text:p>12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7">
                <text:p>1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">
                <text:p>1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">
                <text:p>1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7">
                <text:p>1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5">
                <text:p>13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8">
                <text:p>1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4">
                <text:p>1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0">
                <text:p>1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5">
                <text:p>13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9">
                <text:p>1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6">
                <text:p>1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1">
                <text:p>15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">
                <text:p>1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0">
                <text:p>1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9">
                <text:p>1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4">
                <text:p>1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7">
                <text:p>1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0">
                <text:p>1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9">
                <text:p>1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9">
                <text:p>1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9">
                <text:p>1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7">
                <text:p>1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">
                <text:p>1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4">
                <text:p>1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">
                <text:p>11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9">
                <text:p>1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">
                <text:p>1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5">
                <text:p>1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5">
                <text:p>1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5">
                <text:p>1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9">
                <text:p>1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8">
                <text:p>1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9">
                <text:p>17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7">
                <text:p>1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7">
                <text:p>1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9">
                <text:p>1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8">
                <text:p>1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5">
                <text:p>1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7">
                <text:p>1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7">
                <text:p>16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">
                <text:p>14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8">
                <text:p>1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5">
                <text:p>1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2">
                <text:p>1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">
                <text:p>1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7">
                <text:p>1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9">
                <text:p>17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4">
                <text:p>16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9">
                <text:p>11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9">
                <text:p>1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5">
                <text:p>1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7">
                <text:p>1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5">
                <text:p>1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9">
                <text:p>15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4">
                <text:p>16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5">
                <text:p>1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9">
                <text:p>1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6">
                <text:p>1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6">
                <text:p>1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1">
                <text:p>1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4">
                <text:p>1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5">
                <text:p>1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8">
                <text:p>1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">
                <text:p>13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7">
                <text:p>16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">
                <text:p>1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5">
                <text:p>1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1">
                <text:p>1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4">
                <text:p>1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">
                <text:p>1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7">
                <text:p>1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2">
                <text:p>1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4">
                <text:p>1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5">
                <text:p>1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2">
                <text:p>1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4">
                <text:p>1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9">
                <text:p>15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7">
                <text:p>1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4">
                <text:p>1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5">
                <text:p>17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9">
                <text:p>1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5">
                <text:p>1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1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">
                <text:p>1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7">
                <text:p>1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4">
                <text:p>1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9">
                <text:p>1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">
                <text:p>16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1">
                <text:p>1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5">
                <text:p>1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5">
                <text:p>1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">
                <text:p>1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0">
                <text:p>130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